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53.64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3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6.02mm" svg:height="82.13mm" svg:x="94.42mm" svg:y="912.92mm">
            <draw:object draw:notify-on-update-of-ranges="Sheet1.E203:Sheet1.G203 Sheet1.E206:Sheet1.G2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mm" svg:height="90.04mm" svg:x="327.98mm" svg:y="912.36mm">
            <draw:object draw:notify-on-update-of-ranges="Sheet1.O203:Sheet1.R203 Sheet1.O204:Sheet1.R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1mm" svg:height="90.04mm" svg:x="581.46mm" svg:y="936.3mm">
            <draw:object draw:notify-on-update-of-ranges="Sheet1.S209:Sheet1.S217 Sheet1.T208:Sheet1.T208 Sheet1.T209:Sheet1.T2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7" table:default-cell-style-name="Default"/>
        <table:table-row table:style-name="ro1">
          <table:table-cell table:style-name="ce2" office:value-type="string" calcext:value-type="string">
            <text:p>DR Number</text:p>
          </table:table-cell>
          <table:table-cell table:style-name="ce2" office:value-type="string" calcext:value-type="string">
            <text:p>Date Reported</text:p>
          </table:table-cell>
          <table:table-cell table:style-name="ce2" office:value-type="string" calcext:value-type="string">
            <text:p>Date Occurred</text:p>
          </table:table-cell>
          <table:table-cell table:style-name="ce2" office:value-type="string" calcext:value-type="string">
            <text:p>Time Occurred</text:p>
          </table:table-cell>
          <table:table-cell table:style-name="ce2" office:value-type="string" calcext:value-type="string">
            <text:p>Area ID</text:p>
          </table:table-cell>
          <table:table-cell table:style-name="ce2" office:value-type="string" calcext:value-type="string">
            <text:p>Area Name</text:p>
          </table:table-cell>
          <table:table-cell table:style-name="ce2" office:value-type="string" calcext:value-type="string">
            <text:p>Reporting District</text:p>
          </table:table-cell>
          <table:table-cell table:style-name="ce2" office:value-type="string" calcext:value-type="string">
            <text:p>Crime Code</text:p>
          </table:table-cell>
          <table:table-cell table:style-name="ce2" office:value-type="string" calcext:value-type="string">
            <text:p>Crime Code Description</text:p>
          </table:table-cell>
          <table:table-cell table:style-name="ce2" office:value-type="string" calcext:value-type="string">
            <text:p>MO Codes</text:p>
          </table:table-cell>
          <table:table-cell table:style-name="ce2" office:value-type="string" calcext:value-type="string">
            <text:p>Victim Age</text:p>
          </table:table-cell>
          <table:table-cell table:style-name="ce2" office:value-type="string" calcext:value-type="string">
            <text:p>Victim Sex</text:p>
          </table:table-cell>
          <table:table-cell table:style-name="ce2" office:value-type="string" calcext:value-type="string">
            <text:p>Victim Descent</text:p>
          </table:table-cell>
          <table:table-cell table:style-name="ce2" office:value-type="string" calcext:value-type="string">
            <text:p>Premise Code</text:p>
          </table:table-cell>
          <table:table-cell table:style-name="ce2" office:value-type="string" calcext:value-type="string">
            <text:p>Premise Description</text:p>
          </table:table-cell>
          <table:table-cell table:style-name="ce2" office:value-type="string" calcext:value-type="string">
            <text:p>Weapon Used Code</text:p>
          </table:table-cell>
          <table:table-cell table:style-name="ce2" office:value-type="string" calcext:value-type="string">
            <text:p>Weapon Description</text:p>
          </table:table-cell>
          <table:table-cell table:style-name="ce2" office:value-type="string" calcext:value-type="string">
            <text:p>Status Code</text:p>
          </table:table-cell>
          <table:table-cell table:style-name="ce2" office:value-type="string" calcext:value-type="string">
            <text:p>Status Description</text:p>
          </table:table-cell>
          <table:table-cell table:style-name="ce2" office:value-type="string" calcext:value-type="string">
            <text:p>Crime Code 1</text:p>
          </table:table-cell>
          <table:table-cell table:style-name="ce2" office:value-type="string" calcext:value-type="string">
            <text:p>Crime Code 2</text:p>
          </table:table-cell>
          <table:table-cell table:style-name="ce2" office:value-type="string" calcext:value-type="string">
            <text:p>Crime Code 3</text:p>
          </table:table-cell>
          <table:table-cell table:style-name="ce2" office:value-type="string" calcext:value-type="string">
            <text:p>Crime Code 4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ross Street</text:p>
          </table:table-cell>
          <table:table-cell table:style-name="ce2" office:value-type="string" calcext:value-type="string">
            <text:p>Location </text:p>
          </table:table-cell>
        </table:table-row>
        <table:table-row table:style-name="ro2">
          <table:table-cell office:value-type="float" office:value="120105898" calcext:value-type="float">
            <text:p>120105898</text:p>
          </table:table-cell>
          <table:table-cell table:number-columns-repeated="2" office:value-type="string" calcext:value-type="string">
            <text:p>2/1/2012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2" calcext:value-type="float">
            <text:p>15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700 W <text:s/>7TH <text:s text:c="25"/>ST</text:p>
          </table:table-cell>
          <table:table-cell/>
          <table:table-cell office:value-type="string" calcext:value-type="string">
            <text:p>(34.048, -118.2577)</text:p>
          </table:table-cell>
        </table:table-row>
        <table:table-row table:style-name="ro2">
          <table:table-cell office:value-type="float" office:value="120105902" calcext:value-type="float">
            <text:p>120105902</text:p>
          </table:table-cell>
          <table:table-cell office:value-type="string" calcext:value-type="string">
            <text:p>2/3/2012</text:p>
          </table:table-cell>
          <table:table-cell table:style-name="Default" office:value-type="string" calcext:value-type="string">
            <text:p>1/30/2012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47" calcext:value-type="float">
            <text:p>14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0601 1601 03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OFFICE BUILDING/OFFICE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office:value-type="string" calcext:value-type="string">
            <text:p>400 E <text:s/>5TH <text:s text:c="25"/>ST</text:p>
          </table:table-cell>
          <table:table-cell/>
          <table:table-cell office:value-type="string" calcext:value-type="string">
            <text:p>(34.0446, -118.245)</text:p>
          </table:table-cell>
        </table:table-row>
        <table:table-row table:style-name="ro2">
          <table:table-cell office:value-type="float" office:value="120105903" calcext:value-type="float">
            <text:p>120105903</text:p>
          </table:table-cell>
          <table:table-cell office:value-type="string" calcext:value-type="string">
            <text:p>2/3/2012</text:p>
          </table:table-cell>
          <table:table-cell office:value-type="string" calcext:value-type="string">
            <text:p>2/2/2012</text:p>
          </table:table-cell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4" calcext:value-type="float">
            <text:p>16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0601 1803 04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KING UNDERGROUND/BUILDIN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600 S <text:s/>MAIN <text:s text:c="24"/>ST</text:p>
          </table:table-cell>
          <table:table-cell/>
          <table:table-cell office:value-type="string" calcext:value-type="string">
            <text:p>(34.0453, -118.2499)</text:p>
          </table:table-cell>
        </table:table-row>
        <table:table-row table:style-name="ro2">
          <table:table-cell office:value-type="float" office:value="120105904" calcext:value-type="float">
            <text:p>120105904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3/20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3" calcext:value-type="float">
            <text:p>16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7TH <text:s text:c="25"/>ST</text:p>
          </table:table-cell>
          <table:table-cell office:value-type="string" calcext:value-type="string">
            <text:p>BROADWAY</text:p>
          </table:table-cell>
          <table:table-cell office:value-type="string" calcext:value-type="string">
            <text:p>(34.0452, -118.2534)</text:p>
          </table:table-cell>
        </table:table-row>
        <table:table-row table:style-name="ro2">
          <table:table-cell office:value-type="float" office:value="120105905" calcext:value-type="float">
            <text:p>120105905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2" calcext:value-type="float">
            <text:p>15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string" calcext:value-type="string">
            <text:p>1602 03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600 W <text:s/>6TH <text:s text:c="25"/>ST</text:p>
          </table:table-cell>
          <table:table-cell/>
          <table:table-cell office:value-type="string" calcext:value-type="string">
            <text:p>(34.0488, -118.2553)</text:p>
          </table:table-cell>
        </table:table-row>
        <table:table-row table:style-name="ro2">
          <table:table-cell office:value-type="float" office:value="120105906" calcext:value-type="float">
            <text:p>120105906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6" calcext:value-type="float">
            <text:p>17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DISTURBING THE PEACE</text:p>
          </table:table-cell>
          <table:table-cell office:value-type="string" calcext:value-type="string">
            <text:p>0601 1803 0421 0319 20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ERBAL THRE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886" calcext:value-type="float">
            <text:p>886</text:p>
          </table:table-cell>
          <table:table-cell table:number-columns-repeated="3"/>
          <table:table-cell office:value-type="string" calcext:value-type="string">
            <text:p>700 S <text:s/>LOS ANGELES <text:s text:c="17"/>ST</text:p>
          </table:table-cell>
          <table:table-cell/>
          <table:table-cell office:value-type="string" calcext:value-type="string">
            <text:p>(34.0433, -118.2504)</text:p>
          </table:table-cell>
        </table:table-row>
        <table:table-row table:style-name="ro2">
          <table:table-cell office:value-type="float" office:value="120105907" calcext:value-type="float">
            <text:p>120105907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5" calcext:value-type="float">
            <text:p>18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0601 0344 1300 13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1000 S <text:s/>LOS ANGELES <text:s text:c="17"/>ST</text:p>
          </table:table-cell>
          <table:table-cell/>
          <table:table-cell office:value-type="string" calcext:value-type="string">
            <text:p>(34.0396, -118.2558)</text:p>
          </table:table-cell>
        </table:table-row>
        <table:table-row table:style-name="ro2">
          <table:table-cell office:value-type="float" office:value="120105910" calcext:value-type="float">
            <text:p>120105910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39" calcext:value-type="float">
            <text:p>13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BRANDISH WEAPON</text:p>
          </table:table-cell>
          <table:table-cell office:value-type="string" calcext:value-type="string">
            <text:p>0334 0319 0361 0432 12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OTHER KNIFE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761" calcext:value-type="float">
            <text:p>761</text:p>
          </table:table-cell>
          <table:table-cell table:number-columns-repeated="3"/>
          <table:table-cell office:value-type="string" calcext:value-type="string">
            <text:p>3RD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(34.0457, -118.2364)</text:p>
          </table:table-cell>
        </table:table-row>
        <table:table-row table:style-name="ro2">
          <table:table-cell office:value-type="float" office:value="120105911" calcext:value-type="float">
            <text:p>120105911</text:p>
          </table:table-cell>
          <table:table-cell office:value-type="string" calcext:value-type="string">
            <text:p>2/3/2012</text:p>
          </table:table-cell>
          <table:table-cell office:value-type="string" calcext:value-type="string">
            <text:p>2/2/2012</text:p>
          </table:table-cell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1" calcext:value-type="float">
            <text:p>16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URGLARY FROM VEHICLE, ATTEMPTED</text:p>
          </table:table-cell>
          <table:table-cell office:value-type="string" calcext:value-type="string">
            <text:p>1302 0329 0321 16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10" calcext:value-type="float">
            <text:p>410</text:p>
          </table:table-cell>
          <table:table-cell table:number-columns-repeated="3"/>
          <table:table-cell office:value-type="string" calcext:value-type="string">
            <text:p>8TH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(34.0487, -118.2627)</text:p>
          </table:table-cell>
        </table:table-row>
        <table:table-row table:style-name="ro2">
          <table:table-cell office:value-type="float" office:value="120105912" calcext:value-type="float">
            <text:p>120105912</text:p>
          </table:table-cell>
          <table:table-cell table:number-columns-repeated="2" office:value-type="string" calcext:value-type="string">
            <text:p>2/1/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2" calcext:value-type="float">
            <text:p>16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float" office:value="416" calcext:value-type="float">
            <text:p>4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OT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 WEAPON/OTHER WEAP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700 S <text:s/>OLIVE <text:s text:c="23"/>ST</text:p>
          </table:table-cell>
          <table:table-cell/>
          <table:table-cell office:value-type="string" calcext:value-type="string">
            <text:p>(34.0467, -118.2556)</text:p>
          </table:table-cell>
        </table:table-row>
        <table:table-row table:style-name="ro2">
          <table:table-cell office:value-type="float" office:value="120105913" calcext:value-type="float">
            <text:p>120105913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46" calcext:value-type="float">
            <text:p>14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0416 1218 0429 0344 04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5T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(34.0454, -118.2466)</text:p>
          </table:table-cell>
        </table:table-row>
        <table:table-row table:style-name="ro2">
          <table:table-cell office:value-type="float" office:value="120105914" calcext:value-type="float">
            <text:p>120105914</text:p>
          </table:table-cell>
          <table:table-cell office:value-type="string" calcext:value-type="string">
            <text:p>2/3/2012</text:p>
          </table:table-cell>
          <table:table-cell office:value-type="string" calcext:value-type="string">
            <text:p>2/2/201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11" calcext:value-type="float">
            <text:p>11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0416 0605 13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CESAR E CHAVEZ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(34.0627, -118.2463)</text:p>
          </table:table-cell>
        </table:table-row>
        <table:table-row table:style-name="ro2">
          <table:table-cell office:value-type="float" office:value="120105918" calcext:value-type="float">
            <text:p>120105918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8" calcext:value-type="float">
            <text:p>15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HEFT, PERSON</text:p>
          </table:table-cell>
          <table:table-cell office:value-type="string" calcext:value-type="string">
            <text:p>1212 0344 200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string" calcext:value-type="string">
            <text:p>7TH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(34.0377, -118.2425)</text:p>
          </table:table-cell>
        </table:table-row>
        <table:table-row table:style-name="ro2">
          <table:table-cell office:value-type="float" office:value="120105919" calcext:value-type="float">
            <text:p>120105919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22" calcext:value-type="float">
            <text:p>12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0400 03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GOVERNMENT FACILITY (FEDERAL,STATE, COUNTY &amp; CITY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100 N <text:s/>HILL <text:s text:c="24"/>ST</text:p>
          </table:table-cell>
          <table:table-cell/>
          <table:table-cell office:value-type="string" calcext:value-type="string">
            <text:p>(34.0544, -118.2466)</text:p>
          </table:table-cell>
        </table:table-row>
        <table:table-row table:style-name="ro2">
          <table:table-cell office:value-type="float" office:value="120105931" calcext:value-type="float">
            <text:p>120105931</text:p>
          </table:table-cell>
          <table:table-cell office:value-type="string" calcext:value-type="string">
            <text:p>2/4/2012</text:p>
          </table:table-cell>
          <table:table-cell office:value-type="string" calcext:value-type="string">
            <text:p>2/3/2012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0302 0334 0355 0344 0416 13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MI-AUTOMATIC PISTOL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2ND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(34.0472, -118.2361)</text:p>
          </table:table-cell>
        </table:table-row>
        <table:table-row table:style-name="ro2">
          <table:table-cell office:value-type="float" office:value="120105933" calcext:value-type="float">
            <text:p>120105933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5" calcext:value-type="float">
            <text:p>18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SANTEE</text:p>
          </table:table-cell>
          <table:table-cell office:value-type="string" calcext:value-type="string">
            <text:p>OLYMPIC</text:p>
          </table:table-cell>
          <table:table-cell office:value-type="string" calcext:value-type="string">
            <text:p>(34.0389, -118.255)</text:p>
          </table:table-cell>
        </table:table-row>
        <table:table-row table:style-name="ro2">
          <table:table-cell office:value-type="float" office:value="120105937" calcext:value-type="float">
            <text:p>120105937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24" calcext:value-type="float">
            <text:p>12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GOVERNMENT FACILITY (FEDERAL,STATE, COUNTY &amp; CITY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string" calcext:value-type="string">
            <text:p>200 N <text:s/>SPRING <text:s text:c="22"/>ST</text:p>
          </table:table-cell>
          <table:table-cell/>
          <table:table-cell office:value-type="string" calcext:value-type="string">
            <text:p>(34.054, -118.2435)</text:p>
          </table:table-cell>
        </table:table-row>
        <table:table-row table:style-name="ro2">
          <table:table-cell office:value-type="float" office:value="120105938" calcext:value-type="float">
            <text:p>120105938</text:p>
          </table:table-cell>
          <table:table-cell office:value-type="string" calcext:value-type="string">
            <text:p>2/4/2012</text:p>
          </table:table-cell>
          <table:table-cell office:value-type="string" calcext:value-type="string">
            <text:p>2/3/2012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21" calcext:value-type="float">
            <text:p>1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0344 16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FREMONT</text:p>
          </table:table-cell>
          <table:table-cell office:value-type="string" calcext:value-type="string">
            <text:p>TEMPLE <text:s text:c="22"/>ST</text:p>
          </table:table-cell>
          <table:table-cell office:value-type="string" calcext:value-type="string">
            <text:p>(34.0607, -118.2494)</text:p>
          </table:table-cell>
        </table:table-row>
        <table:table-row table:style-name="ro2">
          <table:table-cell office:value-type="float" office:value="120105939" calcext:value-type="float">
            <text:p>120105939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6" calcext:value-type="float">
            <text:p>15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HEFT, PERSON</text:p>
          </table:table-cell>
          <table:table-cell office:value-type="string" calcext:value-type="string">
            <text:p>0305 0416 0400 03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string" calcext:value-type="string">
            <text:p>500 <text:s text:c="3"/>SAN JULIAN <text:s text:c="18"/>ST</text:p>
          </table:table-cell>
          <table:table-cell/>
          <table:table-cell office:value-type="string" calcext:value-type="string">
            <text:p>(34.0446, -118.245)</text:p>
          </table:table-cell>
        </table:table-row>
        <table:table-row table:style-name="ro2">
          <table:table-cell office:value-type="float" office:value="120105940" calcext:value-type="float">
            <text:p>120105940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5" calcext:value-type="float">
            <text:p>185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string" calcext:value-type="string">
            <text:p>0329 0311 1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745" calcext:value-type="float">
            <text:p>745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100 S <text:s/>BROADWAY</text:p>
          </table:table-cell>
          <table:table-cell/>
          <table:table-cell office:value-type="string" calcext:value-type="string">
            <text:p>(34.0396, -118.259)</text:p>
          </table:table-cell>
        </table:table-row>
        <table:table-row table:style-name="ro2">
          <table:table-cell office:value-type="float" office:value="120105941" calcext:value-type="float">
            <text:p>120105941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4" calcext:value-type="float">
            <text:p>16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string" calcext:value-type="string">
            <text:p>0329 16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KING UNDERGROUND/BUILDING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string" calcext:value-type="string">
            <text:p>600 S <text:s/>SPRING <text:s text:c="22"/>ST</text:p>
          </table:table-cell>
          <table:table-cell/>
          <table:table-cell office:value-type="string" calcext:value-type="string">
            <text:p>(34.046, -118.2509)</text:p>
          </table:table-cell>
        </table:table-row>
        <table:table-row table:style-name="ro2">
          <table:table-cell office:value-type="float" office:value="120105942" calcext:value-type="float">
            <text:p>120105942</text:p>
          </table:table-cell>
          <table:table-cell table:number-columns-repeated="2" office:value-type="string" calcext:value-type="string">
            <text:p>2/3/2012</text:p>
          </table:table-cell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11" calcext:value-type="float">
            <text:p>1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0344 16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ALPINE</text:p>
          </table:table-cell>
          <table:table-cell office:value-type="string" calcext:value-type="string">
            <text:p>NEW DEPOT</text:p>
          </table:table-cell>
          <table:table-cell office:value-type="string" calcext:value-type="string">
            <text:p>(34.0639, -118.2446)</text:p>
          </table:table-cell>
        </table:table-row>
        <table:table-row table:style-name="ro2">
          <table:table-cell office:value-type="float" office:value="120105947" calcext:value-type="float">
            <text:p>120105947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7" calcext:value-type="float">
            <text:p>15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0411 1218 03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NIFE WITH BLADE 6INCHES OR LESS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5TH</text:p>
          </table:table-cell>
          <table:table-cell office:value-type="string" calcext:value-type="string">
            <text:p>SAN PEDRO <text:s text:c="19"/>ST</text:p>
          </table:table-cell>
          <table:table-cell office:value-type="string" calcext:value-type="string">
            <text:p>(34.0435, -118.2427)</text:p>
          </table:table-cell>
        </table:table-row>
        <table:table-row table:style-name="ro2">
          <table:table-cell office:value-type="float" office:value="120105954" calcext:value-type="float">
            <text:p>120105954</text:p>
          </table:table-cell>
          <table:table-cell office:value-type="string" calcext:value-type="string">
            <text:p>2/4/2012</text:p>
          </table:table-cell>
          <table:table-cell office:value-type="string" calcext:value-type="string">
            <text:p>2/3/2012</text:p>
          </table:table-cell>
          <table:table-cell office:value-type="float" office:value="2330" calcext:value-type="float">
            <text:p>2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1" calcext:value-type="float">
            <text:p>17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1302 03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W <text:s/>9TH <text:s text:c="25"/>ST</text:p>
          </table:table-cell>
          <table:table-cell office:value-type="string" calcext:value-type="string">
            <text:p>JAMES M WOOD <text:s text:c="16"/>BL</text:p>
          </table:table-cell>
          <table:table-cell office:value-type="string" calcext:value-type="string">
            <text:p>(34.0462, -118.2628)</text:p>
          </table:table-cell>
        </table:table-row>
        <table:table-row table:style-name="ro2">
          <table:table-cell office:value-type="float" office:value="120105958" calcext:value-type="float">
            <text:p>120105958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6" calcext:value-type="float">
            <text:p>17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8TH</text:p>
          </table:table-cell>
          <table:table-cell office:value-type="string" calcext:value-type="string">
            <text:p>SAN JULIAN</text:p>
          </table:table-cell>
          <table:table-cell office:value-type="string" calcext:value-type="string">
            <text:p>(34.0392, -118.2493)</text:p>
          </table:table-cell>
        </table:table-row>
        <table:table-row table:style-name="ro2">
          <table:table-cell office:value-type="float" office:value="120105959" calcext:value-type="float">
            <text:p>120105959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3" calcext:value-type="float">
            <text:p>15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string" calcext:value-type="string">
            <text:p>0601 0325 0344 01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EWELRY STORE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600 S <text:s/>HILL <text:s text:c="24"/>ST</text:p>
          </table:table-cell>
          <table:table-cell/>
          <table:table-cell office:value-type="string" calcext:value-type="string">
            <text:p>(34.0474, -118.2531)</text:p>
          </table:table-cell>
        </table:table-row>
        <table:table-row table:style-name="ro2">
          <table:table-cell office:value-type="float" office:value="120105960" calcext:value-type="float">
            <text:p>120105960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34" calcext:value-type="float">
            <text:p>13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NTIMATE PARTNER - SIMPLE ASSAULT</text:p>
          </table:table-cell>
          <table:table-cell office:value-type="string" calcext:value-type="string">
            <text:p>1243 0913 0444 2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string" calcext:value-type="string">
            <text:p>300 W <text:s/>3RD <text:s text:c="25"/>ST</text:p>
          </table:table-cell>
          <table:table-cell/>
          <table:table-cell office:value-type="string" calcext:value-type="string">
            <text:p>(34.051, -118.248)</text:p>
          </table:table-cell>
        </table:table-row>
        <table:table-row table:style-name="ro2">
          <table:table-cell office:value-type="float" office:value="120105962" calcext:value-type="float">
            <text:p>120105962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24" calcext:value-type="float">
            <text:p>12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TRESPASSING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GOVERNMENT FACILITY (FEDERAL,STATE, COUNTY &amp; CITY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888" calcext:value-type="float">
            <text:p>888</text:p>
          </table:table-cell>
          <table:table-cell table:number-columns-repeated="3"/>
          <table:table-cell office:value-type="string" calcext:value-type="string">
            <text:p>200 N <text:s/>SPRING <text:s text:c="22"/>ST</text:p>
          </table:table-cell>
          <table:table-cell/>
          <table:table-cell office:value-type="string" calcext:value-type="string">
            <text:p>(34.054, -118.2435)</text:p>
          </table:table-cell>
        </table:table-row>
        <table:table-row table:style-name="ro2">
          <table:table-cell office:value-type="float" office:value="120105964" calcext:value-type="float">
            <text:p>120105964</text:p>
          </table:table-cell>
          <table:table-cell office:value-type="string" calcext:value-type="string">
            <text:p>2/4/2012</text:p>
          </table:table-cell>
          <table:table-cell office:value-type="string" calcext:value-type="string">
            <text:p>2/2/2012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4" calcext:value-type="float">
            <text:p>16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0448 0510 13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7TH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(34.0433, -118.2504)</text:p>
          </table:table-cell>
        </table:table-row>
        <table:table-row table:style-name="ro2">
          <table:table-cell office:value-type="float" office:value="120105967" calcext:value-type="float">
            <text:p>120105967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24" calcext:value-type="float">
            <text:p>12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float" office:value="329" calcext:value-type="float">
            <text:p>3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GOVERNMENT FACILITY (FEDERAL,STATE, COUNTY &amp; CITY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string" calcext:value-type="string">
            <text:p>200 N <text:s/>SPRING <text:s text:c="22"/>ST</text:p>
          </table:table-cell>
          <table:table-cell/>
          <table:table-cell office:value-type="string" calcext:value-type="string">
            <text:p>(34.054, -118.2435)</text:p>
          </table:table-cell>
        </table:table-row>
        <table:table-row table:style-name="ro2">
          <table:table-cell office:value-type="float" office:value="120105970" calcext:value-type="float">
            <text:p>120105970</text:p>
          </table:table-cell>
          <table:table-cell office:value-type="string" calcext:value-type="string">
            <text:p>2/4/2012</text:p>
          </table:table-cell>
          <table:table-cell office:value-type="string" calcext:value-type="string">
            <text:p>2/1/2012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2" calcext:value-type="float">
            <text:p>15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NTIMATE PARTNER - SIMPLE ASSAULT</text:p>
          </table:table-cell>
          <table:table-cell office:value-type="string" calcext:value-type="string">
            <text:p>0416 20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 WEAPON/OTHER WEAP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string" calcext:value-type="string">
            <text:p>5TH <text:s text:c="25"/>S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(34.0516, -118.2561)</text:p>
          </table:table-cell>
        </table:table-row>
        <table:table-row table:style-name="ro2">
          <table:table-cell office:value-type="float" office:value="120105972" calcext:value-type="float">
            <text:p>120105972</text:p>
          </table:table-cell>
          <table:table-cell office:value-type="string" calcext:value-type="string">
            <text:p>2/5/2012</text:p>
          </table:table-cell>
          <table:table-cell office:value-type="string" calcext:value-type="string">
            <text:p>2/4/2011</text:p>
          </table:table-cell>
          <table:table-cell office:value-type="float" office:value="1940" calcext:value-type="float">
            <text:p>1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1" calcext:value-type="float">
            <text:p>17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string" calcext:value-type="string">
            <text:p>1402 0344 0601 13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OTEL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900 W <text:s/>OLYMPIC <text:s text:c="21"/>BL</text:p>
          </table:table-cell>
          <table:table-cell/>
          <table:table-cell office:value-type="string" calcext:value-type="string">
            <text:p>(34.0454, -118.2657)</text:p>
          </table:table-cell>
        </table:table-row>
        <table:table-row table:style-name="ro2">
          <table:table-cell office:value-type="float" office:value="120105973" calcext:value-type="float">
            <text:p>120105973</text:p>
          </table:table-cell>
          <table:table-cell office:value-type="string" calcext:value-type="string">
            <text:p>2/5/2012</text:p>
          </table:table-cell>
          <table:table-cell office:value-type="string" calcext:value-type="string">
            <text:p>2/4/201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9" calcext:value-type="float">
            <text:p>15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4TH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(34.0412, -118.2331)</text:p>
          </table:table-cell>
        </table:table-row>
        <table:table-row table:style-name="ro2">
          <table:table-cell office:value-type="float" office:value="120105974" calcext:value-type="float">
            <text:p>120105974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92" calcext:value-type="float">
            <text:p>19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ESISTING ARREST</text:p>
          </table:table-cell>
          <table:table-cell office:value-type="string" calcext:value-type="string">
            <text:p>0400 0906 1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437" calcext:value-type="float">
            <text:p>437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300 S <text:s/>HOPE <text:s text:c="24"/>ST</text:p>
          </table:table-cell>
          <table:table-cell/>
          <table:table-cell office:value-type="string" calcext:value-type="string">
            <text:p>(34.0395, -118.2656)</text:p>
          </table:table-cell>
        </table:table-row>
        <table:table-row table:style-name="ro2">
          <table:table-cell office:value-type="float" office:value="120105975" calcext:value-type="float">
            <text:p>120105975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3" calcext:value-type="float">
            <text:p>163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float" office:value="329" calcext:value-type="float">
            <text:p>3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EHICLE, PASSENGER/TRUCK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string" calcext:value-type="string">
            <text:p>700 S <text:s/>BROADWAY</text:p>
          </table:table-cell>
          <table:table-cell/>
          <table:table-cell office:value-type="string" calcext:value-type="string">
            <text:p>(34.0452, -118.2534)</text:p>
          </table:table-cell>
        </table:table-row>
        <table:table-row table:style-name="ro2">
          <table:table-cell office:value-type="float" office:value="120105976" calcext:value-type="float">
            <text:p>120105976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915" calcext:value-type="float">
            <text:p>1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TTEMPTED ROBBERY</text:p>
          </table:table-cell>
          <table:table-cell office:value-type="string" calcext:value-type="string">
            <text:p>1218 0344 2004 04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SINGLE FAMILY DWELLIN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500 S <text:s/>SAN PEDRO <text:s text:c="19"/>ST</text:p>
          </table:table-cell>
          <table:table-cell/>
          <table:table-cell office:value-type="string" calcext:value-type="string">
            <text:p>(34.0442, -118.2439)</text:p>
          </table:table-cell>
        </table:table-row>
        <table:table-row table:style-name="ro2">
          <table:table-cell office:value-type="float" office:value="120105977" calcext:value-type="float">
            <text:p>120105977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2305" calcext:value-type="float">
            <text:p>2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35" calcext:value-type="float">
            <text:p>135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EHICLE, PASSENGER/TRUCK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string" calcext:value-type="string">
            <text:p>2ND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(34.0503, -118.2433)</text:p>
          </table:table-cell>
        </table:table-row>
        <table:table-row table:style-name="ro2">
          <table:table-cell office:value-type="float" office:value="120105978" calcext:value-type="float">
            <text:p>120105978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9" calcext:value-type="float">
            <text:p>159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0416 1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7TH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(34.0344, -118.23)</text:p>
          </table:table-cell>
        </table:table-row>
        <table:table-row table:style-name="ro2">
          <table:table-cell office:value-type="float" office:value="120105979" calcext:value-type="float">
            <text:p>120105979</text:p>
          </table:table-cell>
          <table:table-cell table:number-columns-repeated="2" office:value-type="string" calcext:value-type="string">
            <text:p>2/5/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2" calcext:value-type="float">
            <text:p>18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1200 S <text:s/>FIGUEROA <text:s text:c="20"/>ST</text:p>
          </table:table-cell>
          <table:table-cell/>
          <table:table-cell office:value-type="string" calcext:value-type="string">
            <text:p>(34.0423, -118.2666)</text:p>
          </table:table-cell>
        </table:table-row>
        <table:table-row table:style-name="ro2">
          <table:table-cell office:value-type="float" office:value="120105980" calcext:value-type="float">
            <text:p>120105980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21" calcext:value-type="float">
            <text:p>1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THEFT FROM MOTOR VEHICLE - GRAND ($400 AND OVER)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KING UNDERGROUND/BUILDING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800 W <text:s/>TEMPLE <text:s text:c="22"/>ST</text:p>
          </table:table-cell>
          <table:table-cell/>
          <table:table-cell office:value-type="string" calcext:value-type="string">
            <text:p>(34.06, -118.2486)</text:p>
          </table:table-cell>
        </table:table-row>
        <table:table-row table:style-name="ro2">
          <table:table-cell office:value-type="float" office:value="120106031" calcext:value-type="float">
            <text:p>120106031</text:p>
          </table:table-cell>
          <table:table-cell office:value-type="string" calcext:value-type="string">
            <text:p>2/6/2012</text:p>
          </table:table-cell>
          <table:table-cell table:style-name="Default" office:value-type="string" calcext:value-type="string">
            <text:p>1/15/2012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5" calcext:value-type="float">
            <text:p>15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6TH <text:s text:c="25"/>ST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(34.0435, -118.2471)</text:p>
          </table:table-cell>
        </table:table-row>
        <table:table-row table:style-name="ro2">
          <table:table-cell office:value-type="float" office:value="120105981" calcext:value-type="float">
            <text:p>120105981</text:p>
          </table:table-cell>
          <table:table-cell office:value-type="string" calcext:value-type="string">
            <text:p>2/4/2012</text:p>
          </table:table-cell>
          <table:table-cell office:value-type="string" calcext:value-type="string">
            <text:p>2/1/2012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47" calcext:value-type="float">
            <text:p>14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string" calcext:value-type="string">
            <text:p>0344 18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OTHER PREMISE</text:p>
          </table:table-cell>
          <table:table-cell table:number-columns-repeated="2"/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300 E <text:s/>5TH <text:s text:c="25"/>ST</text:p>
          </table:table-cell>
          <table:table-cell/>
          <table:table-cell office:value-type="string" calcext:value-type="string">
            <text:p>(34.0449, -118.2458)</text:p>
          </table:table-cell>
        </table:table-row>
        <table:table-row table:style-name="ro2">
          <table:table-cell office:value-type="float" office:value="120105982" calcext:value-type="float">
            <text:p>120105982</text:p>
          </table:table-cell>
          <table:table-cell office:value-type="string" calcext:value-type="string">
            <text:p>2/4/2012</text:p>
          </table:table-cell>
          <table:table-cell table:style-name="Default" office:value-type="string" calcext:value-type="string">
            <text:p>1/30/2012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2" calcext:value-type="float">
            <text:p>18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900 S <text:s/>FIGUEROA <text:s text:c="20"/>ST</text:p>
          </table:table-cell>
          <table:table-cell/>
          <table:table-cell office:value-type="string" calcext:value-type="string">
            <text:p>(34.0462, -118.2628)</text:p>
          </table:table-cell>
        </table:table-row>
        <table:table-row table:style-name="ro2">
          <table:table-cell office:value-type="float" office:value="120105985" calcext:value-type="float">
            <text:p>120105985</text:p>
          </table:table-cell>
          <table:table-cell table:number-columns-repeated="2" office:value-type="string" calcext:value-type="string">
            <text:p>2/5/201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2" calcext:value-type="float">
            <text:p>18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0400 04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W <text:s/>12TH <text:s text:c="24"/>ST</text:p>
          </table:table-cell>
          <table:table-cell office:value-type="string" calcext:value-type="string">
            <text:p>HOPE <text:s text:c="24"/>ST</text:p>
          </table:table-cell>
          <table:table-cell office:value-type="string" calcext:value-type="string">
            <text:p>(34.0408, -118.2644)</text:p>
          </table:table-cell>
        </table:table-row>
        <table:table-row table:style-name="ro2">
          <table:table-cell office:value-type="float" office:value="120105986" calcext:value-type="float">
            <text:p>120105986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2314" calcext:value-type="float">
            <text:p>2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1" calcext:value-type="float">
            <text:p>17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NTIMATE PARTNER - SIMPLE ASSAULT</text:p>
          </table:table-cell>
          <table:table-cell office:value-type="string" calcext:value-type="string">
            <text:p>0400 0429 1206 2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string" calcext:value-type="string">
            <text:p>900 W <text:s/>OLYMPIC <text:s text:c="21"/>BL</text:p>
          </table:table-cell>
          <table:table-cell/>
          <table:table-cell office:value-type="string" calcext:value-type="string">
            <text:p>(34.0454, -118.2657)</text:p>
          </table:table-cell>
        </table:table-row>
        <table:table-row table:style-name="ro2">
          <table:table-cell office:value-type="float" office:value="120105989" calcext:value-type="float">
            <text:p>120105989</text:p>
          </table:table-cell>
          <table:table-cell office:value-type="string" calcext:value-type="string">
            <text:p>2/5/2012</text:p>
          </table:table-cell>
          <table:table-cell office:value-type="string" calcext:value-type="string">
            <text:p>2/2/2012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6" calcext:value-type="float">
            <text:p>16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600 S <text:s/>SAN PEDRO <text:s text:c="19"/>ST</text:p>
          </table:table-cell>
          <table:table-cell/>
          <table:table-cell office:value-type="string" calcext:value-type="string">
            <text:p>(34.0423, -118.2452)</text:p>
          </table:table-cell>
        </table:table-row>
        <table:table-row table:style-name="ro2">
          <table:table-cell office:value-type="float" office:value="120105991" calcext:value-type="float">
            <text:p>120105991</text:p>
          </table:table-cell>
          <table:table-cell table:number-columns-repeated="2" office:value-type="string" calcext:value-type="string">
            <text:p>2/5/2012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6" calcext:value-type="float">
            <text:p>17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400 0302 12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AND GU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string" calcext:value-type="string">
            <text:p>7TH</text:p>
          </table:table-cell>
          <table:table-cell office:value-type="string" calcext:value-type="string">
            <text:p>MAPLE</text:p>
          </table:table-cell>
          <table:table-cell office:value-type="string" calcext:value-type="string">
            <text:p>(34.0419, -118.2485)</text:p>
          </table:table-cell>
        </table:table-row>
        <table:table-row table:style-name="ro2">
          <table:table-cell office:value-type="float" office:value="120106002" calcext:value-type="float">
            <text:p>120106002</text:p>
          </table:table-cell>
          <table:table-cell office:value-type="string" calcext:value-type="string">
            <text:p>2/5/2012</text:p>
          </table:table-cell>
          <table:table-cell office:value-type="string" calcext:value-type="string">
            <text:p>2/4/201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2" calcext:value-type="float">
            <text:p>15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GOVERNMENT FACILITY (FEDERAL,STATE, COUNTY &amp; CITY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string" calcext:value-type="string">
            <text:p>500 S <text:s/>OLIVE <text:s text:c="23"/>ST</text:p>
          </table:table-cell>
          <table:table-cell/>
          <table:table-cell office:value-type="string" calcext:value-type="string">
            <text:p>(34.0495, -118.2529)</text:p>
          </table:table-cell>
        </table:table-row>
        <table:table-row table:style-name="ro2">
          <table:table-cell office:value-type="float" office:value="120106003" calcext:value-type="float">
            <text:p>120106003</text:p>
          </table:table-cell>
          <table:table-cell table:number-columns-repeated="2" office:value-type="string" calcext:value-type="string">
            <text:p>2/5/2012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11" calcext:value-type="float">
            <text:p>11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string" calcext:value-type="string">
            <text:p>0344 0601 20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THER BUSINESS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100 <text:s text:c="3"/>PASEO DE LA PLAZA</text:p>
          </table:table-cell>
          <table:table-cell/>
          <table:table-cell office:value-type="string" calcext:value-type="string">
            <text:p>(34.0565, -118.2395)</text:p>
          </table:table-cell>
        </table:table-row>
        <table:table-row table:style-name="ro2">
          <table:table-cell office:value-type="float" office:value="120106006" calcext:value-type="float">
            <text:p>120106006</text:p>
          </table:table-cell>
          <table:table-cell office:value-type="string" calcext:value-type="string">
            <text:p>2/5/2012</text:p>
          </table:table-cell>
          <table:table-cell office:value-type="string" calcext:value-type="string">
            <text:p>2/3/20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01" calcext:value-type="float">
            <text:p>10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float" office:value="344" calcext:value-type="float">
            <text:p>3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SINGLE FAMILY DWELLING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1100 <text:s text:c="3"/>INNES <text:s text:c="23"/>AV</text:p>
          </table:table-cell>
          <table:table-cell/>
          <table:table-cell office:value-type="string" calcext:value-type="string">
            <text:p>(34.0721, -118.2479)</text:p>
          </table:table-cell>
        </table:table-row>
        <table:table-row table:style-name="ro2">
          <table:table-cell office:value-type="float" office:value="120106008" calcext:value-type="float">
            <text:p>120106008</text:p>
          </table:table-cell>
          <table:table-cell table:number-columns-repeated="2" office:value-type="string" calcext:value-type="string">
            <text:p>2/5/2012</text:p>
          </table:table-cell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4" calcext:value-type="float">
            <text:p>15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string" calcext:value-type="string">
            <text:p>0601 0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STAURANT/FAST FOOD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500 S <text:s/>SPRING <text:s text:c="22"/>ST</text:p>
          </table:table-cell>
          <table:table-cell/>
          <table:table-cell office:value-type="string" calcext:value-type="string">
            <text:p>(34.0474, -118.2496)</text:p>
          </table:table-cell>
        </table:table-row>
        <table:table-row table:style-name="ro2">
          <table:table-cell office:value-type="float" office:value="120106010" calcext:value-type="float">
            <text:p>120106010</text:p>
          </table:table-cell>
          <table:table-cell table:number-columns-repeated="2" office:value-type="string" calcext:value-type="string">
            <text:p>2/5/201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3" calcext:value-type="float">
            <text:p>15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0417 0429 034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500 S <text:s/>BROADWAY</text:p>
          </table:table-cell>
          <table:table-cell/>
          <table:table-cell office:value-type="string" calcext:value-type="string">
            <text:p>(34.0481, -118.2507)</text:p>
          </table:table-cell>
        </table:table-row>
        <table:table-row table:style-name="ro2">
          <table:table-cell office:value-type="float" office:value="120106013" calcext:value-type="float">
            <text:p>120106013</text:p>
          </table:table-cell>
          <table:table-cell table:number-columns-repeated="2" office:value-type="string" calcext:value-type="string">
            <text:p>2/5/201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4" calcext:value-type="float">
            <text:p>16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float" office:value="416" calcext:value-type="float">
            <text:p>4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7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(34.0445, -118.2523)</text:p>
          </table:table-cell>
        </table:table-row>
        <table:table-row table:style-name="ro2">
          <table:table-cell office:value-type="float" office:value="120106014" calcext:value-type="float">
            <text:p>120106014</text:p>
          </table:table-cell>
          <table:table-cell office:value-type="string" calcext:value-type="string">
            <text:p>2/5/2012</text:p>
          </table:table-cell>
          <table:table-cell office:value-type="string" calcext:value-type="string">
            <text:p>2/4/2012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4" calcext:value-type="float">
            <text:p>15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0448 0429 0444 05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500 S <text:s/>SPRING <text:s text:c="22"/>ST</text:p>
          </table:table-cell>
          <table:table-cell/>
          <table:table-cell office:value-type="string" calcext:value-type="string">
            <text:p>(34.0474, -118.2496)</text:p>
          </table:table-cell>
        </table:table-row>
        <table:table-row table:style-name="ro2">
          <table:table-cell office:value-type="float" office:value="120106017" calcext:value-type="float">
            <text:p>120106017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5/201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01" calcext:value-type="float">
            <text:p>10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1200 <text:s text:c="3"/>ELYSIAN PARK <text:s text:c="16"/>AV</text:p>
          </table:table-cell>
          <table:table-cell/>
          <table:table-cell office:value-type="string" calcext:value-type="string">
            <text:p>(34.0724, -118.2486)</text:p>
          </table:table-cell>
        </table:table-row>
        <table:table-row table:style-name="ro2">
          <table:table-cell office:value-type="float" office:value="120106019" calcext:value-type="float">
            <text:p>120106019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4/2012</text:p>
          </table:table-cell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9" calcext:value-type="float">
            <text:p>15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INDUSTRIAL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(34.0357, -118.2324)</text:p>
          </table:table-cell>
        </table:table-row>
        <table:table-row table:style-name="ro2">
          <table:table-cell office:value-type="float" office:value="120106021" calcext:value-type="float">
            <text:p>120106021</text:p>
          </table:table-cell>
          <table:table-cell table:number-columns-repeated="2" office:value-type="string" calcext:value-type="string">
            <text:p>2/6/20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5" calcext:value-type="float">
            <text:p>155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float" office:value="416" calcext:value-type="float">
            <text:p>4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OTE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500 <text:s text:c="3"/>MAPLE <text:s text:c="23"/>AV</text:p>
          </table:table-cell>
          <table:table-cell/>
          <table:table-cell office:value-type="string" calcext:value-type="string">
            <text:p>(34.0454, -118.2466)</text:p>
          </table:table-cell>
        </table:table-row>
        <table:table-row table:style-name="ro2">
          <table:table-cell office:value-type="float" office:value="120106023" calcext:value-type="float">
            <text:p>120106023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5/2012</text:p>
          </table:table-cell>
          <table:table-cell office:value-type="float" office:value="2040" calcext:value-type="float">
            <text:p>2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4" calcext:value-type="float">
            <text:p>15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LYNCHING</text:p>
          </table:table-cell>
          <table:table-cell office:value-type="string" calcext:value-type="string">
            <text:p>0416 1212 090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office:value-type="string" calcext:value-type="string">
            <text:p>5TH <text:s text:c="25"/>ST</text:p>
          </table:table-cell>
          <table:table-cell office:value-type="string" calcext:value-type="string">
            <text:p>MAIN <text:s text:c="24"/>ST</text:p>
          </table:table-cell>
          <table:table-cell office:value-type="string" calcext:value-type="string">
            <text:p>(34.0464, -118.248)</text:p>
          </table:table-cell>
        </table:table-row>
        <table:table-row table:style-name="ro2">
          <table:table-cell office:value-type="float" office:value="120106025" calcext:value-type="float">
            <text:p>120106025</text:p>
          </table:table-cell>
          <table:table-cell table:number-columns-repeated="2" office:value-type="string" calcext:value-type="string">
            <text:p>2/6/2012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2" calcext:value-type="float">
            <text:p>18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900 S <text:s/>FLOWER <text:s text:c="22"/>ST</text:p>
          </table:table-cell>
          <table:table-cell/>
          <table:table-cell office:value-type="string" calcext:value-type="string">
            <text:p>(34.0458, -118.2614)</text:p>
          </table:table-cell>
        </table:table-row>
        <table:table-row table:style-name="ro2">
          <table:table-cell office:value-type="float" office:value="120106028" calcext:value-type="float">
            <text:p>120106028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3/2012</text:p>
          </table:table-cell>
          <table:table-cell office:value-type="float" office:value="1930" calcext:value-type="float">
            <text:p>19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5" calcext:value-type="float">
            <text:p>15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float" office:value="344" calcext:value-type="float">
            <text:p>34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5TH <text:s text:c="25"/>ST</text:p>
          </table:table-cell>
          <table:table-cell office:value-type="string" calcext:value-type="string">
            <text:p>LOS ANGELES <text:s text:c="17"/>ST</text:p>
          </table:table-cell>
          <table:table-cell office:value-type="string" calcext:value-type="string">
            <text:p>(34.0454, -118.2466)</text:p>
          </table:table-cell>
        </table:table-row>
        <table:table-row table:style-name="ro2">
          <table:table-cell office:value-type="float" office:value="120106030" calcext:value-type="float">
            <text:p>120106030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5/20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5" calcext:value-type="float">
            <text:p>18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9TH <text:s text:c="25"/>ST</text:p>
          </table:table-cell>
          <table:table-cell office:value-type="string" calcext:value-type="string">
            <text:p>MAPLE <text:s text:c="23"/>ST</text:p>
          </table:table-cell>
          <table:table-cell office:value-type="string" calcext:value-type="string">
            <text:p>(34.0395, -118.2527)</text:p>
          </table:table-cell>
        </table:table-row>
        <table:table-row table:style-name="ro2">
          <table:table-cell office:value-type="float" office:value="120106033" calcext:value-type="float">
            <text:p>120106033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5/2012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4" calcext:value-type="float">
            <text:p>15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6TH <text:s text:c="25"/>ST</text:p>
          </table:table-cell>
          <table:table-cell office:value-type="string" calcext:value-type="string">
            <text:p>LOS ANGELES <text:s text:c="17"/>ST</text:p>
          </table:table-cell>
          <table:table-cell office:value-type="string" calcext:value-type="string">
            <text:p>(34.0446, -118.249)</text:p>
          </table:table-cell>
        </table:table-row>
        <table:table-row table:style-name="ro2">
          <table:table-cell office:value-type="float" office:value="120106034" calcext:value-type="float">
            <text:p>120106034</text:p>
          </table:table-cell>
          <table:table-cell office:value-type="string" calcext:value-type="string">
            <text:p>2/6/2012</text:p>
          </table:table-cell>
          <table:table-cell table:style-name="Default" office:value-type="string" calcext:value-type="string">
            <text:p>1/30/201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4" calcext:value-type="float">
            <text:p>17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HEFT FROM MOTOR VEHICLE - PETTY ($950 &amp; UNDER)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string" calcext:value-type="string">
            <text:p>8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(34.0431, -118.2536)</text:p>
          </table:table-cell>
        </table:table-row>
        <table:table-row table:style-name="ro2">
          <table:table-cell office:value-type="float" office:value="120106036" calcext:value-type="float">
            <text:p>120106036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4/2012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6" calcext:value-type="float">
            <text:p>15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float" office:value="344" calcext:value-type="float">
            <text:p>3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OTHER PREMISE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6TH <text:s text:c="25"/>ST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(34.0423, -118.2452)</text:p>
          </table:table-cell>
        </table:table-row>
        <table:table-row table:style-name="ro2">
          <table:table-cell office:value-type="float" office:value="120106037" calcext:value-type="float">
            <text:p>120106037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1/201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5" calcext:value-type="float">
            <text:p>18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OFFICE BUILDING/OFFICE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100 E <text:s/>9TH <text:s text:c="25"/>ST</text:p>
          </table:table-cell>
          <table:table-cell/>
          <table:table-cell office:value-type="string" calcext:value-type="string">
            <text:p>(34.0416, -118.255)</text:p>
          </table:table-cell>
        </table:table-row>
        <table:table-row table:style-name="ro2">
          <table:table-cell office:value-type="float" office:value="120106038" calcext:value-type="float">
            <text:p>120106038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3/2012</text:p>
          </table:table-cell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7" calcext:value-type="float">
            <text:p>15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HEFT FROM MOTOR VEHICLE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string" calcext:value-type="string">
            <text:p>CROCKER <text:s text:c="21"/>ST</text:p>
          </table:table-cell>
          <table:table-cell office:value-type="string" calcext:value-type="string">
            <text:p>7TH <text:s text:c="25"/>ST</text:p>
          </table:table-cell>
          <table:table-cell office:value-type="string" calcext:value-type="string">
            <text:p>(34.0401, -118.2459)</text:p>
          </table:table-cell>
        </table:table-row>
        <table:table-row table:style-name="ro2">
          <table:table-cell office:value-type="float" office:value="120106043" calcext:value-type="float">
            <text:p>120106043</text:p>
          </table:table-cell>
          <table:table-cell table:number-columns-repeated="2" office:value-type="string" calcext:value-type="string">
            <text:p>2/6/201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9" calcext:value-type="float">
            <text:p>15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7TH <text:s text:c="25"/>ST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(34.0349, -118.2386)</text:p>
          </table:table-cell>
        </table:table-row>
        <table:table-row table:style-name="ro2">
          <table:table-cell office:value-type="float" office:value="120106045" calcext:value-type="float">
            <text:p>120106045</text:p>
          </table:table-cell>
          <table:table-cell office:value-type="string" calcext:value-type="string">
            <text:p>2/6/2012</text:p>
          </table:table-cell>
          <table:table-cell table:style-name="Default" office:value-type="string" calcext:value-type="string">
            <text:p>1/29/2012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42" calcext:value-type="float">
            <text:p>14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OTEL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400 S <text:s/>FIGUEROA <text:s text:c="20"/>ST</text:p>
          </table:table-cell>
          <table:table-cell/>
          <table:table-cell office:value-type="string" calcext:value-type="string">
            <text:p>(34.0535, -118.256)</text:p>
          </table:table-cell>
        </table:table-row>
        <table:table-row table:style-name="ro2">
          <table:table-cell office:value-type="float" office:value="120106046" calcext:value-type="float">
            <text:p>120106046</text:p>
          </table:table-cell>
          <table:table-cell office:value-type="string" calcext:value-type="string">
            <text:p>2/6/2012</text:p>
          </table:table-cell>
          <table:table-cell office:value-type="string" calcext:value-type="string">
            <text:p>2/5/2012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2" calcext:value-type="float">
            <text:p>162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KING UNDERGROUND/BUILDING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string" calcext:value-type="string">
            <text:p>700 S <text:s/>FLOWER <text:s text:c="22"/>ST</text:p>
          </table:table-cell>
          <table:table-cell/>
          <table:table-cell office:value-type="string" calcext:value-type="string">
            <text:p>(34.0487, -118.2588)</text:p>
          </table:table-cell>
        </table:table-row>
        <table:table-row table:style-name="ro2">
          <table:table-cell office:value-type="float" office:value="120106050" calcext:value-type="float">
            <text:p>120106050</text:p>
          </table:table-cell>
          <table:table-cell table:number-columns-repeated="2" office:value-type="string" calcext:value-type="string">
            <text:p>2/6/2012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4" calcext:value-type="float">
            <text:p>15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CRIMINAL THREATS - NO WEAPON DISPLAYED</text:p>
          </table:table-cell>
          <table:table-cell office:value-type="float" office:value="421" calcext:value-type="float">
            <text:p>4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ERBAL THREA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office:value-type="string" calcext:value-type="string">
            <text:p>6TH <text:s text:c="25"/>ST</text:p>
          </table:table-cell>
          <table:table-cell office:value-type="string" calcext:value-type="string">
            <text:p>MAIN <text:s text:c="24"/>ST</text:p>
          </table:table-cell>
          <table:table-cell office:value-type="string" calcext:value-type="string">
            <text:p>(34.0446, -118.249)</text:p>
          </table:table-cell>
        </table:table-row>
        <table:table-row table:style-name="ro2">
          <table:table-cell office:value-type="float" office:value="120106052" calcext:value-type="float">
            <text:p>120106052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6/2012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01" calcext:value-type="float">
            <text:p>10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NTIMATE PARTNER - SIMPLE ASSAULT</text:p>
          </table:table-cell>
          <table:table-cell office:value-type="string" calcext:value-type="string">
            <text:p>0416 2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string" calcext:value-type="string">
            <text:p>900 <text:s text:c="3"/>FIGUEROA <text:s text:c="20"/>TR</text:p>
          </table:table-cell>
          <table:table-cell/>
          <table:table-cell office:value-type="string" calcext:value-type="string">
            <text:p>(34.0663, -118.2441)</text:p>
          </table:table-cell>
        </table:table-row>
        <table:table-row table:style-name="ro2">
          <table:table-cell office:value-type="float" office:value="120106058" calcext:value-type="float">
            <text:p>120106058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2/2012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3" calcext:value-type="float">
            <text:p>15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500 S <text:s/>SPRING <text:s text:c="22"/>ST</text:p>
          </table:table-cell>
          <table:table-cell/>
          <table:table-cell office:value-type="string" calcext:value-type="string">
            <text:p>(34.0474, -118.2496)</text:p>
          </table:table-cell>
        </table:table-row>
        <table:table-row table:style-name="ro2">
          <table:table-cell office:value-type="float" office:value="120106060" calcext:value-type="float">
            <text:p>120106060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6/2012</text:p>
          </table:table-cell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42" calcext:value-type="float">
            <text:p>14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1607 0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400 W <text:s/>3RD <text:s text:c="25"/>ST</text:p>
          </table:table-cell>
          <table:table-cell/>
          <table:table-cell office:value-type="string" calcext:value-type="string">
            <text:p>(34.0517, -118.2491)</text:p>
          </table:table-cell>
        </table:table-row>
        <table:table-row table:style-name="ro2">
          <table:table-cell office:value-type="float" office:value="120106061" calcext:value-type="float">
            <text:p>120106061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6/2012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3" calcext:value-type="float">
            <text:p>15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0416 03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US STOP OR LAYOVE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7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(34.0449, -118.2528)</text:p>
          </table:table-cell>
        </table:table-row>
        <table:table-row table:style-name="ro2">
          <table:table-cell office:value-type="float" office:value="120106065" calcext:value-type="float">
            <text:p>120106065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4/20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6" calcext:value-type="float">
            <text:p>17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float" office:value="344" calcext:value-type="float">
            <text:p>3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700 <text:s text:c="3"/>SANTEE <text:s text:c="22"/>ST</text:p>
          </table:table-cell>
          <table:table-cell/>
          <table:table-cell office:value-type="string" calcext:value-type="string">
            <text:p>(34.0417, -118.2512)</text:p>
          </table:table-cell>
        </table:table-row>
        <table:table-row table:style-name="ro2">
          <table:table-cell office:value-type="float" office:value="120106066" calcext:value-type="float">
            <text:p>120106066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6/2012</text:p>
          </table:table-cell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2" calcext:value-type="float">
            <text:p>16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7TH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(34.0487, -118.2588)</text:p>
          </table:table-cell>
        </table:table-row>
        <table:table-row table:style-name="ro2">
          <table:table-cell office:value-type="float" office:value="120106067" calcext:value-type="float">
            <text:p>120106067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6/2012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3" calcext:value-type="float">
            <text:p>15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NTIMATE PARTNER - SIMPLE ASSAULT</text:p>
          </table:table-cell>
          <table:table-cell office:value-type="float" office:value="416" calcext:value-type="float">
            <text:p>4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 WEAPON/OTHER WEAPON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string" calcext:value-type="string">
            <text:p>500 S <text:s/>SPRING <text:s text:c="22"/>ST</text:p>
          </table:table-cell>
          <table:table-cell/>
          <table:table-cell office:value-type="string" calcext:value-type="string">
            <text:p>(34.0474, -118.2496)</text:p>
          </table:table-cell>
        </table:table-row>
        <table:table-row table:style-name="ro2">
          <table:table-cell office:value-type="float" office:value="120106068" calcext:value-type="float">
            <text:p>120106068</text:p>
          </table:table-cell>
          <table:table-cell table:number-columns-repeated="2" office:value-type="string" calcext:value-type="string">
            <text:p>2/7/201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35" calcext:value-type="float">
            <text:p>13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HILD NEGLECT (SEE 300 W.I.C.)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string" calcext:value-type="string">
            <text:p>3R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(34.0489, -118.2453)</text:p>
          </table:table-cell>
        </table:table-row>
        <table:table-row table:style-name="ro2">
          <table:table-cell office:value-type="float" office:value="120106071" calcext:value-type="float">
            <text:p>120106071</text:p>
          </table:table-cell>
          <table:table-cell table:number-columns-repeated="2" office:value-type="string" calcext:value-type="string">
            <text:p>2/7/2012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7" calcext:value-type="float">
            <text:p>15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float" office:value="416" calcext:value-type="float">
            <text:p>4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6TH <text:s text:c="25"/>ST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(34.0417, -118.2443)</text:p>
          </table:table-cell>
        </table:table-row>
        <table:table-row table:style-name="ro2">
          <table:table-cell office:value-type="float" office:value="120106072" calcext:value-type="float">
            <text:p>120106072</text:p>
          </table:table-cell>
          <table:table-cell table:number-columns-repeated="2" office:value-type="string" calcext:value-type="string">
            <text:p>2/7/2012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6" calcext:value-type="float">
            <text:p>166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VIOLATION OF RESTRAINING ORDE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901" calcext:value-type="float">
            <text:p>901</text:p>
          </table:table-cell>
          <table:table-cell table:number-columns-repeated="3"/>
          <table:table-cell office:value-type="string" calcext:value-type="string">
            <text:p>600 <text:s text:c="3"/>WALL <text:s text:c="24"/>ST</text:p>
          </table:table-cell>
          <table:table-cell/>
          <table:table-cell office:value-type="string" calcext:value-type="string">
            <text:p>(34.0435, -118.2471)</text:p>
          </table:table-cell>
        </table:table-row>
        <table:table-row table:style-name="ro2">
          <table:table-cell office:value-type="float" office:value="120106077" calcext:value-type="float">
            <text:p>120106077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5/2012</text:p>
          </table:table-cell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2" calcext:value-type="float">
            <text:p>18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OLYMPIC <text:s text:c="21"/>BL</text:p>
          </table:table-cell>
          <table:table-cell office:value-type="string" calcext:value-type="string">
            <text:p>FLOWER <text:s text:c="22"/>ST</text:p>
          </table:table-cell>
          <table:table-cell office:value-type="string" calcext:value-type="string">
            <text:p>(34.0444, -118.2628)</text:p>
          </table:table-cell>
        </table:table-row>
        <table:table-row table:style-name="ro2">
          <table:table-cell office:value-type="float" office:value="120106090" calcext:value-type="float">
            <text:p>120106090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5/2012</text:p>
          </table:table-cell>
          <table:table-cell office:value-type="float" office:value="2303" calcext:value-type="float">
            <text:p>2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22" calcext:value-type="float">
            <text:p>12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CRIMINAL THREATS - NO WEAPON DISPLAYED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THER BUSINESS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office:value-type="string" calcext:value-type="string">
            <text:p>100 N <text:s/>HOPE <text:s text:c="24"/>ST</text:p>
          </table:table-cell>
          <table:table-cell/>
          <table:table-cell office:value-type="string" calcext:value-type="string">
            <text:p>(34.0564, -118.2498)</text:p>
          </table:table-cell>
        </table:table-row>
        <table:table-row table:style-name="ro2">
          <table:table-cell office:value-type="float" office:value="120106094" calcext:value-type="float">
            <text:p>120106094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5/201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3" calcext:value-type="float">
            <text:p>15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CRIMINAL THREATS - NO WEAPON DISPLAYED</text:p>
          </table:table-cell>
          <table:table-cell office:value-type="float" office:value="432" calcext:value-type="float">
            <text:p>4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ERBAL THREAT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office:value-type="string" calcext:value-type="string">
            <text:p>200 W <text:s/>6TH <text:s text:c="25"/>ST</text:p>
          </table:table-cell>
          <table:table-cell/>
          <table:table-cell office:value-type="string" calcext:value-type="string">
            <text:p>(34.046, -118.2509)</text:p>
          </table:table-cell>
        </table:table-row>
        <table:table-row table:style-name="ro2">
          <table:table-cell office:value-type="float" office:value="120106096" calcext:value-type="float">
            <text:p>120106096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6/2012</text:p>
          </table:table-cell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3" calcext:value-type="float">
            <text:p>15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THER BUSINESS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office:value-type="string" calcext:value-type="string">
            <text:p>600 S <text:s/>BROADWAY</text:p>
          </table:table-cell>
          <table:table-cell/>
          <table:table-cell office:value-type="string" calcext:value-type="string">
            <text:p>(34.0467, -118.252)</text:p>
          </table:table-cell>
        </table:table-row>
        <table:table-row table:style-name="ro2">
          <table:table-cell office:value-type="float" office:value="120106098" calcext:value-type="float">
            <text:p>120106098</text:p>
          </table:table-cell>
          <table:table-cell office:value-type="string" calcext:value-type="string">
            <text:p>2/7/2012</text:p>
          </table:table-cell>
          <table:table-cell table:style-name="Default" office:value-type="string" calcext:value-type="string">
            <text:p>1/26/2012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2" calcext:value-type="float">
            <text:p>15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float" office:value="344" calcext:value-type="float">
            <text:p>3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OFFICE BUILDING/OFFICE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800 W <text:s/>6TH <text:s text:c="25"/>ST</text:p>
          </table:table-cell>
          <table:table-cell/>
          <table:table-cell office:value-type="string" calcext:value-type="string">
            <text:p>(34.0502, -118.2574)</text:p>
          </table:table-cell>
        </table:table-row>
        <table:table-row table:style-name="ro2">
          <table:table-cell office:value-type="float" office:value="120106100" calcext:value-type="float">
            <text:p>120106100</text:p>
          </table:table-cell>
          <table:table-cell office:value-type="string" calcext:value-type="string">
            <text:p>2/7/2012</text:p>
          </table:table-cell>
          <table:table-cell office:value-type="string" calcext:value-type="string">
            <text:p>2/6/20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1" calcext:value-type="float">
            <text:p>17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float" office:value="329" calcext:value-type="float">
            <text:p>3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THER BUSINESS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office:value-type="string" calcext:value-type="string">
            <text:p>800 W <text:s/>OLYMPIC <text:s text:c="21"/>BL</text:p>
          </table:table-cell>
          <table:table-cell/>
          <table:table-cell office:value-type="string" calcext:value-type="string">
            <text:p>(34.045, -118.264)</text:p>
          </table:table-cell>
        </table:table-row>
        <table:table-row table:style-name="ro2">
          <table:table-cell office:value-type="float" office:value="120106101" calcext:value-type="float">
            <text:p>120106101</text:p>
          </table:table-cell>
          <table:table-cell table:number-columns-repeated="2" office:value-type="string" calcext:value-type="string">
            <text:p>2/7/2012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76" calcext:value-type="float">
            <text:p>17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CRIMINAL THREATS - NO WEAPON DISPLAYED</text:p>
          </table:table-cell>
          <table:table-cell office:value-type="string" calcext:value-type="string">
            <text:p>2000 04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ERBAL THRE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office:value-type="string" calcext:value-type="string">
            <text:p>500 <text:s text:c="3"/>SAN JULIAN <text:s text:c="18"/>PL</text:p>
          </table:table-cell>
          <table:table-cell/>
          <table:table-cell office:value-type="string" calcext:value-type="string">
            <text:p>(34.0388, -118.2511)</text:p>
          </table:table-cell>
        </table:table-row>
        <table:table-row table:style-name="ro2">
          <table:table-cell office:value-type="float" office:value="120106104" calcext:value-type="float">
            <text:p>120106104</text:p>
          </table:table-cell>
          <table:table-cell table:number-columns-repeated="2" office:value-type="string" calcext:value-type="string">
            <text:p>2/7/20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4" calcext:value-type="float">
            <text:p>15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500 S <text:s/>SPRING <text:s text:c="22"/>ST</text:p>
          </table:table-cell>
          <table:table-cell/>
          <table:table-cell office:value-type="string" calcext:value-type="string">
            <text:p>(34.0474, -118.2496)</text:p>
          </table:table-cell>
        </table:table-row>
        <table:table-row table:style-name="ro2">
          <table:table-cell office:value-type="float" office:value="120106115" calcext:value-type="float">
            <text:p>120106115</text:p>
          </table:table-cell>
          <table:table-cell office:value-type="string" calcext:value-type="string">
            <text:p>2/7/2012</text:p>
          </table:table-cell>
          <table:table-cell table:style-name="Default" office:value-type="string" calcext:value-type="string">
            <text:p>12/23/201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2" calcext:value-type="float">
            <text:p>15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DOCUMENT FORGERY / STOLEN FELONY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REDIT UNION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49" calcext:value-type="float">
            <text:p>649</text:p>
          </table:table-cell>
          <table:table-cell table:number-columns-repeated="3"/>
          <table:table-cell office:value-type="string" calcext:value-type="string">
            <text:p>600 W <text:s/>6TH <text:s text:c="25"/>ST</text:p>
          </table:table-cell>
          <table:table-cell/>
          <table:table-cell office:value-type="string" calcext:value-type="string">
            <text:p>(34.0488, -118.2553)</text:p>
          </table:table-cell>
        </table:table-row>
        <table:table-row table:style-name="ro2">
          <table:table-cell office:value-type="float" office:value="120106122" calcext:value-type="float">
            <text:p>120106122</text:p>
          </table:table-cell>
          <table:table-cell table:number-columns-repeated="2" office:value-type="string" calcext:value-type="string">
            <text:p>2/8/20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48" calcext:value-type="float">
            <text:p>14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URGLARY</text:p>
          </table:table-cell>
          <table:table-cell office:value-type="float" office:value="344" calcext:value-type="float">
            <text:p>3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office:value-type="string" calcext:value-type="string">
            <text:p>600 E <text:s/>5TH <text:s text:c="25"/>ST</text:p>
          </table:table-cell>
          <table:table-cell/>
          <table:table-cell office:value-type="string" calcext:value-type="string">
            <text:p>(34.0435, -118.2427)</text:p>
          </table:table-cell>
        </table:table-row>
        <table:table-row table:style-name="ro2">
          <table:table-cell office:value-type="float" office:value="120106124" calcext:value-type="float">
            <text:p>120106124</text:p>
          </table:table-cell>
          <table:table-cell office:value-type="string" calcext:value-type="string">
            <text:p>2/8/2012</text:p>
          </table:table-cell>
          <table:table-cell table:style-name="Default" office:value-type="string" calcext:value-type="string">
            <text:p>1/31/2012</text:p>
          </table:table-cell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43" calcext:value-type="float">
            <text:p>14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1609 03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4TH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(34.0503, -118.2504)</text:p>
          </table:table-cell>
        </table:table-row>
        <table:table-row table:style-name="ro2">
          <table:table-cell office:value-type="float" office:value="120106125" calcext:value-type="float">
            <text:p>120106125</text:p>
          </table:table-cell>
          <table:table-cell office:value-type="string" calcext:value-type="string">
            <text:p>2/8/2012</text:p>
          </table:table-cell>
          <table:table-cell office:value-type="string" calcext:value-type="string">
            <text:p>2/7/2012</text:p>
          </table:table-cell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6" calcext:value-type="float">
            <text:p>156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float" office:value="416" calcext:value-type="float">
            <text:p>4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RK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300 E <text:s/>5TH <text:s text:c="25"/>ST</text:p>
          </table:table-cell>
          <table:table-cell/>
          <table:table-cell office:value-type="string" calcext:value-type="string">
            <text:p>(34.0449, -118.2458)</text:p>
          </table:table-cell>
        </table:table-row>
        <table:table-row table:style-name="ro2">
          <table:table-cell office:value-type="float" office:value="120106128" calcext:value-type="float">
            <text:p>120106128</text:p>
          </table:table-cell>
          <table:table-cell office:value-type="string" calcext:value-type="string">
            <text:p>2/8/2012</text:p>
          </table:table-cell>
          <table:table-cell office:value-type="string" calcext:value-type="string">
            <text:p>2/7/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2" calcext:value-type="float">
            <text:p>15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float" office:value="344" calcext:value-type="float">
            <text:p>3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LIBRARY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600 W <text:s/>6TH <text:s text:c="25"/>ST</text:p>
          </table:table-cell>
          <table:table-cell/>
          <table:table-cell office:value-type="string" calcext:value-type="string">
            <text:p>(34.0488, -118.2553)</text:p>
          </table:table-cell>
        </table:table-row>
        <table:table-row table:style-name="ro2">
          <table:table-cell office:value-type="float" office:value="120106142" calcext:value-type="float">
            <text:p>120106142</text:p>
          </table:table-cell>
          <table:table-cell table:number-columns-repeated="2" office:value-type="string" calcext:value-type="string">
            <text:p>2/8/2012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47" calcext:value-type="float">
            <text:p>14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0321 1605 03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office:value-type="string" calcext:value-type="string">
            <text:p>400 E <text:s/>5TH <text:s text:c="25"/>ST</text:p>
          </table:table-cell>
          <table:table-cell/>
          <table:table-cell office:value-type="string" calcext:value-type="string">
            <text:p>(34.0446, -118.245)</text:p>
          </table:table-cell>
        </table:table-row>
        <table:table-row table:style-name="ro2">
          <table:table-cell office:value-type="float" office:value="120106153" calcext:value-type="float">
            <text:p>120106153</text:p>
          </table:table-cell>
          <table:table-cell office:value-type="string" calcext:value-type="string">
            <text:p>2/8/2012</text:p>
          </table:table-cell>
          <table:table-cell office:value-type="string" calcext:value-type="string">
            <text:p>2/3/201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59" calcext:value-type="float">
            <text:p>15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1300 <text:s text:c="3"/>PALMETTO <text:s text:c="20"/>ST</text:p>
          </table:table-cell>
          <table:table-cell/>
          <table:table-cell office:value-type="string" calcext:value-type="string">
            <text:p>(34.0402, -118.2329)</text:p>
          </table:table-cell>
        </table:table-row>
        <table:table-row table:style-name="ro2">
          <table:table-cell office:value-type="float" office:value="120106157" calcext:value-type="float">
            <text:p>120106157</text:p>
          </table:table-cell>
          <table:table-cell office:value-type="string" calcext:value-type="string">
            <text:p>2/8/2012</text:p>
          </table:table-cell>
          <table:table-cell office:value-type="string" calcext:value-type="string">
            <text:p>2/7/2012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85" calcext:value-type="float">
            <text:p>18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1100 <text:s text:c="3"/>SANTEE <text:s text:c="22"/>ST</text:p>
          </table:table-cell>
          <table:table-cell/>
          <table:table-cell office:value-type="string" calcext:value-type="string">
            <text:p>(34.0378, -118.2561)</text:p>
          </table:table-cell>
        </table:table-row>
        <table:table-row table:style-name="ro2">
          <table:table-cell office:value-type="float" office:value="120106159" calcext:value-type="float">
            <text:p>120106159</text:p>
          </table:table-cell>
          <table:table-cell table:number-columns-repeated="2" office:value-type="string" calcext:value-type="string">
            <text:p>2/8/20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64" calcext:value-type="float">
            <text:p>16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0344 14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00 W <text:s/>7TH <text:s text:c="25"/>ST</text:p>
          </table:table-cell>
          <table:table-cell/>
          <table:table-cell office:value-type="string" calcext:value-type="string">
            <text:p>(34.0439, -118.2514)</text:p>
          </table:table-cell>
        </table:table-row>
        <table:table-row table:style-name="ro2">
          <table:table-cell office:value-type="float" office:value="120106162" calcext:value-type="float">
            <text:p>120106162</text:p>
          </table:table-cell>
          <table:table-cell table:number-columns-repeated="2" office:value-type="string" calcext:value-type="string">
            <text:p>2/8/2012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38" calcext:value-type="float">
            <text:p>13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string" calcext:value-type="string">
            <text:p>0311 0329 14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0" calcext:value-type="float">
            <text:p>7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200 S <text:s/>CENTRAL <text:s text:c="21"/>AV</text:p>
          </table:table-cell>
          <table:table-cell/>
          <table:table-cell office:value-type="string" calcext:value-type="string">
            <text:p>(34.0477, -118.2393)</text:p>
          </table:table-cell>
        </table:table-row>
        <table:table-row table:style-name="ro2">
          <table:table-cell office:value-type="float" office:value="120106169" calcext:value-type="float">
            <text:p>120106169</text:p>
          </table:table-cell>
          <table:table-cell table:number-columns-repeated="2" office:value-type="string" calcext:value-type="string">
            <text:p>2/8/2012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01" calcext:value-type="float">
            <text:p>1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HILD NEGLECT (SEE 300 W.I.C.)</text:p>
          </table:table-cell>
          <table:table-cell office:value-type="string" calcext:value-type="string">
            <text:p>1501 05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string" calcext:value-type="string">
            <text:p>1200 W <text:s/>SUNSET <text:s text:c="22"/>BL</text:p>
          </table:table-cell>
          <table:table-cell/>
          <table:table-cell office:value-type="string" calcext:value-type="string">
            <text:p>(34.0682, -118.2502)</text:p>
          </table:table-cell>
        </table:table-row>
        <table:table-row table:style-name="ro2">
          <table:table-cell office:value-type="float" office:value="120106170" calcext:value-type="float">
            <text:p>120106170</text:p>
          </table:table-cell>
          <table:table-cell office:value-type="string" calcext:value-type="string">
            <text:p>2/8/2012</text:p>
          </table:table-cell>
          <table:table-cell office:value-type="string" calcext:value-type="string">
            <text:p>2/4/2012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float" office:value="101" calcext:value-type="float">
            <text:p>10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 ABUSE (PHYSICAL) - AGGRAVATED ASSAULT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ELT FLAILING INSTRUMENT/CHAI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string" calcext:value-type="string">
            <text:p>1200 W <text:s/>SUNSET <text:s text:c="22"/>BL</text:p>
          </table:table-cell>
          <table:table-cell/>
          <table:table-cell office:value-type="string" calcext:value-type="string">
            <text:p>(34.0682, -118.2502)</text:p>
          </table:table-cell>
        </table:table-row>
        <table:table-row table:style-name="ro2">
          <table:table-cell office:value-type="float" office:value="120200501" calcext:value-type="float">
            <text:p>120200501</text:p>
          </table:table-cell>
          <table:table-cell office:value-type="string" calcext:value-type="string">
            <text:p>1/1/2012</text:p>
          </table:table-cell>
          <table:table-cell table:style-name="Default" office:value-type="string" calcext:value-type="string">
            <text:p>12/31/2011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9" calcext:value-type="float">
            <text:p>2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HEFT FROM MOTOR VEHICLE - PETTY ($950 &amp; UNDER)</text:p>
          </table:table-cell>
          <table:table-cell office:value-type="string" calcext:value-type="string">
            <text:p>0344 14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20" calcext:value-type="float">
            <text:p>42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CALUMET <text:s text:c="21"/>AV</text:p>
          </table:table-cell>
          <table:table-cell office:value-type="string" calcext:value-type="string">
            <text:p>DOUGLAS <text:s text:c="21"/>ST</text:p>
          </table:table-cell>
          <table:table-cell office:value-type="string" calcext:value-type="string">
            <text:p>(34.0689, -118.2555)</text:p>
          </table:table-cell>
        </table:table-row>
        <table:table-row table:style-name="ro2">
          <table:table-cell office:value-type="float" office:value="120200502" calcext:value-type="float">
            <text:p>120200502</text:p>
          </table:table-cell>
          <table:table-cell table:number-columns-repeated="2" office:value-type="string" calcext:value-type="string">
            <text:p>1/8/2012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0334 0355 0344 12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AND GU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4TH <text:s text:c="25"/>S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(34.0611, -118.2707)</text:p>
          </table:table-cell>
        </table:table-row>
        <table:table-row table:style-name="ro2">
          <table:table-cell office:value-type="float" office:value="120200505" calcext:value-type="float">
            <text:p>120200505</text:p>
          </table:table-cell>
          <table:table-cell office:value-type="string" calcext:value-type="string">
            <text:p>1/9/2013</text:p>
          </table:table-cell>
          <table:table-cell office:value-type="string" calcext:value-type="string">
            <text:p>1/6/201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4" calcext:value-type="float">
            <text:p>20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1402 16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700 <text:s text:c="3"/>HYPERION <text:s text:c="20"/>AV</text:p>
          </table:table-cell>
          <table:table-cell/>
          <table:table-cell office:value-type="string" calcext:value-type="string">
            <text:p>(34.0852, -118.2841)</text:p>
          </table:table-cell>
        </table:table-row>
        <table:table-row table:style-name="ro2">
          <table:table-cell office:value-type="float" office:value="120200507" calcext:value-type="float">
            <text:p>120200507</text:p>
          </table:table-cell>
          <table:table-cell table:number-columns-repeated="2" table:style-name="Default" office:value-type="string" calcext:value-type="string">
            <text:p>1/13/2012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1402 0334 0355 0906 0345 0444 0443 1822 0420 04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10" calcext:value-type="float">
            <text:p>2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ALVARADO <text:s text:c="20"/>ST</text:p>
          </table:table-cell>
          <table:table-cell office:value-type="string" calcext:value-type="string">
            <text:p>JAMES M WOOD <text:s text:c="16"/>BL</text:p>
          </table:table-cell>
          <table:table-cell office:value-type="string" calcext:value-type="string">
            <text:p>(34.0534, -118.2788)</text:p>
          </table:table-cell>
        </table:table-row>
        <table:table-row table:style-name="ro2">
          <table:table-cell office:value-type="float" office:value="120200514" calcext:value-type="float">
            <text:p>120200514</text:p>
          </table:table-cell>
          <table:table-cell table:style-name="Default" office:value-type="string" calcext:value-type="string">
            <text:p>1/22/2012</text:p>
          </table:table-cell>
          <table:table-cell table:style-name="Default" office:value-type="string" calcext:value-type="string">
            <text:p>1/21/2012</text:p>
          </table:table-cell>
          <table:table-cell office:value-type="float" office:value="1630" calcext:value-type="float">
            <text:p>1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8" calcext:value-type="float">
            <text:p>248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NTIMATE PARTNER - SIMPLE ASSAULT</text:p>
          </table:table-cell>
          <table:table-cell office:value-type="string" calcext:value-type="string">
            <text:p>2000 1402 0416 0334 2002 0445 1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 WEAPON/OTHER WEAP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6" calcext:value-type="float">
            <text:p>626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300 <text:s text:c="3"/>COLUMBIA <text:s text:c="20"/>AV</text:p>
          </table:table-cell>
          <table:table-cell/>
          <table:table-cell office:value-type="string" calcext:value-type="string">
            <text:p>(34.0594, -118.2644)</text:p>
          </table:table-cell>
        </table:table-row>
        <table:table-row table:style-name="ro2">
          <table:table-cell office:value-type="float" office:value="120200515" calcext:value-type="float">
            <text:p>120200515</text:p>
          </table:table-cell>
          <table:table-cell table:style-name="Default" office:value-type="string" calcext:value-type="string">
            <text:p>1/27/2012</text:p>
          </table:table-cell>
          <table:table-cell table:style-name="Default" office:value-type="string" calcext:value-type="string">
            <text:p>1/26/2012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2000 0432 1402 0408 0416 0400 0421 1814 0440 1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 WEAPON/OTHER WEAP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900 N <text:s/>VENDOME <text:s text:c="21"/>ST</text:p>
          </table:table-cell>
          <table:table-cell/>
          <table:table-cell office:value-type="string" calcext:value-type="string">
            <text:p>(34.0825, -118.2753)</text:p>
          </table:table-cell>
        </table:table-row>
        <table:table-row table:style-name="ro2">
          <table:table-cell office:value-type="float" office:value="120200516" calcext:value-type="float">
            <text:p>120200516</text:p>
          </table:table-cell>
          <table:table-cell table:number-columns-repeated="2" table:style-name="Default" office:value-type="string" calcext:value-type="string">
            <text:p>1/22/2012</text:p>
          </table:table-cell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9" calcext:value-type="float">
            <text:p>26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416 1402 2000 0913 1243 03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NIFE WITH BLADE 6INCHES OR LES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1300 <text:s text:c="3"/>JAMES M WOOD <text:s text:c="16"/>BL</text:p>
          </table:table-cell>
          <table:table-cell/>
          <table:table-cell office:value-type="string" calcext:value-type="string">
            <text:p>(34.049, -118.2689)</text:p>
          </table:table-cell>
        </table:table-row>
        <table:table-row table:style-name="ro2">
          <table:table-cell office:value-type="float" office:value="120200518" calcext:value-type="float">
            <text:p>120200518</text:p>
          </table:table-cell>
          <table:table-cell table:number-columns-repeated="2" table:style-name="Default" office:value-type="string" calcext:value-type="string">
            <text:p>1/28/2012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7" calcext:value-type="float">
            <text:p>23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TALKING</text:p>
          </table:table-cell>
          <table:table-cell office:value-type="string" calcext:value-type="string">
            <text:p>2000 1243 0347 09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763" calcext:value-type="float">
            <text:p>763</text:p>
          </table:table-cell>
          <table:table-cell table:number-columns-repeated="3"/>
          <table:table-cell office:value-type="string" calcext:value-type="string">
            <text:p>300 <text:s text:c="3"/>BELMONT <text:s text:c="21"/>AV</text:p>
          </table:table-cell>
          <table:table-cell/>
          <table:table-cell office:value-type="string" calcext:value-type="string">
            <text:p>(34.0669, -118.2632)</text:p>
          </table:table-cell>
        </table:table-row>
        <table:table-row table:style-name="ro2">
          <table:table-cell office:value-type="float" office:value="120200521" calcext:value-type="float">
            <text:p>120200521</text:p>
          </table:table-cell>
          <table:table-cell table:number-columns-repeated="2" table:style-name="Default" office:value-type="string" calcext:value-type="string">
            <text:p>1/30/201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8" calcext:value-type="float">
            <text:p>21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CRM AGNST CHLD (13 OR UNDER) (14-15 &amp; SUSP 10 YRS OLDER)0060</text:p>
          </table:table-cell>
          <table:table-cell office:value-type="string" calcext:value-type="string">
            <text:p>0400 0519 12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PUBLIC RESTROOM(INDOORS-INSIDE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812" calcext:value-type="float">
            <text:p>812</text:p>
          </table:table-cell>
          <table:table-cell table:number-columns-repeated="3"/>
          <table:table-cell office:value-type="string" calcext:value-type="string">
            <text:p>1800 W <text:s/>SUNSET <text:s text:c="22"/>BL</text:p>
          </table:table-cell>
          <table:table-cell/>
          <table:table-cell office:value-type="string" calcext:value-type="string">
            <text:p>(34.0776, -118.2594)</text:p>
          </table:table-cell>
        </table:table-row>
        <table:table-row table:style-name="ro2">
          <table:table-cell office:value-type="float" office:value="120200523" calcext:value-type="float">
            <text:p>120200523</text:p>
          </table:table-cell>
          <table:table-cell table:number-columns-repeated="2" office:value-type="string" calcext:value-type="string">
            <text:p>2/4/2012</text:p>
          </table:table-cell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1" calcext:value-type="float">
            <text:p>20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NTIMATE PARTNER - SIMPLE ASSAULT</text:p>
          </table:table-cell>
          <table:table-cell office:value-type="string" calcext:value-type="string">
            <text:p>1243 0913 0411 0419 2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6" calcext:value-type="float">
            <text:p>626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SANTA MONICA <text:s text:c="16"/>BL</text:p>
          </table:table-cell>
          <table:table-cell office:value-type="string" calcext:value-type="string">
            <text:p>NORMANDIE <text:s text:c="19"/>AV</text:p>
          </table:table-cell>
          <table:table-cell office:value-type="string" calcext:value-type="string">
            <text:p>(34.0908, -118.3005)</text:p>
          </table:table-cell>
        </table:table-row>
        <table:table-row table:style-name="ro2">
          <table:table-cell office:value-type="float" office:value="120200530" calcext:value-type="float">
            <text:p>120200530</text:p>
          </table:table-cell>
          <table:table-cell office:value-type="string" calcext:value-type="string">
            <text:p>2/9/2012</text:p>
          </table:table-cell>
          <table:table-cell office:value-type="string" calcext:value-type="string">
            <text:p>2/8/2012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51" calcext:value-type="float">
            <text:p>25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0419 0334 0416 14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 WEAPON/OTHER WEAP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24" calcext:value-type="float">
            <text:p>624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300 S <text:s/>RAMPART <text:s text:c="21"/>BL</text:p>
          </table:table-cell>
          <table:table-cell/>
          <table:table-cell office:value-type="string" calcext:value-type="string">
            <text:p>(34.0663, -118.2789)</text:p>
          </table:table-cell>
        </table:table-row>
        <table:table-row table:style-name="ro2">
          <table:table-cell office:value-type="float" office:value="120200532" calcext:value-type="float">
            <text:p>120200532</text:p>
          </table:table-cell>
          <table:table-cell table:number-columns-repeated="2" office:value-type="string" calcext:value-type="string">
            <text:p>2/10/2012</text:p>
          </table:table-cell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8" calcext:value-type="float">
            <text:p>238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1414 1258 0448 1811 0444 125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LEMENTARY SCHOO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1300 <text:s text:c="3"/>CORTEZ <text:s text:c="22"/>ST</text:p>
          </table:table-cell>
          <table:table-cell/>
          <table:table-cell office:value-type="string" calcext:value-type="string">
            <text:p>(34.0662, -118.2564)</text:p>
          </table:table-cell>
        </table:table-row>
        <table:table-row table:style-name="ro2">
          <table:table-cell office:value-type="float" office:value="120200533" calcext:value-type="float">
            <text:p>120200533</text:p>
          </table:table-cell>
          <table:table-cell table:style-name="Default" office:value-type="string" calcext:value-type="string">
            <text:p>2/15/2012</text:p>
          </table:table-cell>
          <table:table-cell table:style-name="Default" office:value-type="string" calcext:value-type="string">
            <text:p>2/14/2012</text:p>
          </table:table-cell>
          <table:table-cell office:value-type="float" office:value="2359" calcext:value-type="float">
            <text:p>2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4" calcext:value-type="float">
            <text:p>20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0358 1307 1609 0344 14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GARAGE/CARPOR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700 N <text:s/>HOOVER <text:s text:c="22"/>ST</text:p>
          </table:table-cell>
          <table:table-cell/>
          <table:table-cell office:value-type="string" calcext:value-type="string">
            <text:p>(34.0838, -118.2845)</text:p>
          </table:table-cell>
        </table:table-row>
        <table:table-row table:style-name="ro2">
          <table:table-cell office:value-type="float" office:value="120200535" calcext:value-type="float">
            <text:p>120200535</text:p>
          </table:table-cell>
          <table:table-cell table:number-columns-repeated="2" table:style-name="Default" office:value-type="string" calcext:value-type="string">
            <text:p>2/28/2012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HILD ABUSE (PHYSICAL) - AGGRAVATED ASSAULT</text:p>
          </table:table-cell>
          <table:table-cell office:value-type="string" calcext:value-type="string">
            <text:p>1251 1259 0416 05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HIGH SCHOO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string" calcext:value-type="string">
            <text:p>100 <text:s text:c="3"/>LOMA <text:s text:c="24"/>DR</text:p>
          </table:table-cell>
          <table:table-cell/>
          <table:table-cell office:value-type="string" calcext:value-type="string">
            <text:p>(34.0634, -118.263)</text:p>
          </table:table-cell>
        </table:table-row>
        <table:table-row table:style-name="ro2">
          <table:table-cell office:value-type="float" office:value="120200536" calcext:value-type="float">
            <text:p>120200536</text:p>
          </table:table-cell>
          <table:table-cell table:style-name="Default" office:value-type="string" calcext:value-type="string">
            <text:p>2/29/2012</text:p>
          </table:table-cell>
          <table:table-cell table:style-name="Default" office:value-type="string" calcext:value-type="string">
            <text:p>2/28/201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95" calcext:value-type="float">
            <text:p>29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HILD ABUSE (PHYSICAL) - SIMPLE ASSAULT</text:p>
          </table:table-cell>
          <table:table-cell office:value-type="string" calcext:value-type="string">
            <text:p>0416 1251 1258 0381 03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string" calcext:value-type="string">
            <text:p>1100 W <text:s/>18TH <text:s text:c="24"/>ST</text:p>
          </table:table-cell>
          <table:table-cell/>
          <table:table-cell office:value-type="string" calcext:value-type="string">
            <text:p>(34.0396, -118.2805)</text:p>
          </table:table-cell>
        </table:table-row>
        <table:table-row table:style-name="ro2">
          <table:table-cell office:value-type="float" office:value="120200538" calcext:value-type="float">
            <text:p>120200538</text:p>
          </table:table-cell>
          <table:table-cell table:number-columns-repeated="2" office:value-type="string" calcext:value-type="string">
            <text:p>3/4/2012</text:p>
          </table:table-cell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79" calcext:value-type="float">
            <text:p>27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906 0302 0432 1100 14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MI-AUTOMATIC PISTOL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400 <text:s text:c="3"/>CONNECTICUT <text:s text:c="17"/>ST</text:p>
          </table:table-cell>
          <table:table-cell/>
          <table:table-cell office:value-type="string" calcext:value-type="string">
            <text:p>(34.0468, -118.2718)</text:p>
          </table:table-cell>
        </table:table-row>
        <table:table-row table:style-name="ro2">
          <table:table-cell office:value-type="float" office:value="120200540" calcext:value-type="float">
            <text:p>120200540</text:p>
          </table:table-cell>
          <table:table-cell table:number-columns-repeated="2" office:value-type="string" calcext:value-type="string">
            <text:p>3/6/2012</text:p>
          </table:table-cell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6" calcext:value-type="float">
            <text:p>26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0346 1309 0305 0906 14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10" calcext:value-type="float">
            <text:p>2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JAMES M WOOD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(34.0514, -118.2743)</text:p>
          </table:table-cell>
        </table:table-row>
        <table:table-row table:style-name="ro2">
          <table:table-cell office:value-type="float" office:value="120200542" calcext:value-type="float">
            <text:p>120200542</text:p>
          </table:table-cell>
          <table:table-cell office:value-type="string" calcext:value-type="string">
            <text:p>3/6/2012</text:p>
          </table:table-cell>
          <table:table-cell office:value-type="string" calcext:value-type="string">
            <text:p>3/5/2012</text:p>
          </table:table-cell>
          <table:table-cell office:value-type="float" office:value="1930" calcext:value-type="float">
            <text:p>19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71" calcext:value-type="float">
            <text:p>27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0344 1609 1307 0358 1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JAMES M WOOD</text:p>
          </table:table-cell>
          <table:table-cell office:value-type="string" calcext:value-type="string">
            <text:p>LAKE <text:s text:c="24"/>ST</text:p>
          </table:table-cell>
          <table:table-cell office:value-type="string" calcext:value-type="string">
            <text:p>(34.0539, -118.2799)</text:p>
          </table:table-cell>
        </table:table-row>
        <table:table-row table:style-name="ro2">
          <table:table-cell office:value-type="float" office:value="120200543" calcext:value-type="float">
            <text:p>120200543</text:p>
          </table:table-cell>
          <table:table-cell table:number-columns-repeated="2" office:value-type="string" calcext:value-type="string">
            <text:p>3/6/2012</text:p>
          </table:table-cell>
          <table:table-cell office:value-type="float" office:value="2240" calcext:value-type="float">
            <text:p>2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2" calcext:value-type="float">
            <text:p>21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CRIMINAL THREATS - NO WEAPON DISPLAYED</text:p>
          </table:table-cell>
          <table:table-cell office:value-type="string" calcext:value-type="string">
            <text:p>0432 0906 14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ERBAL THRE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930" calcext:value-type="float">
            <text:p>9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500 N <text:s/>VIRGIL <text:s text:c="22"/>AV</text:p>
          </table:table-cell>
          <table:table-cell/>
          <table:table-cell office:value-type="string" calcext:value-type="string">
            <text:p>(34.0797, -118.2868)</text:p>
          </table:table-cell>
        </table:table-row>
        <table:table-row table:style-name="ro2">
          <table:table-cell office:value-type="float" office:value="120200544" calcext:value-type="float">
            <text:p>120200544</text:p>
          </table:table-cell>
          <table:table-cell table:number-columns-repeated="2" office:value-type="string" calcext:value-type="string">
            <text:p>3/6/2012</text:p>
          </table:table-cell>
          <table:table-cell office:value-type="float" office:value="1830" calcext:value-type="float">
            <text:p>18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57" calcext:value-type="float">
            <text:p>257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OTHER MISCELLANEOUS CRIME</text:p>
          </table:table-cell>
          <table:table-cell office:value-type="string" calcext:value-type="string">
            <text:p>0416 170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SINGLE FAMILY DWELLIN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946" calcext:value-type="float">
            <text:p>946</text:p>
          </table:table-cell>
          <table:table-cell table:number-columns-repeated="3"/>
          <table:table-cell office:value-type="string" calcext:value-type="string">
            <text:p>1200 W <text:s/>7TH <text:s text:c="25"/>ST</text:p>
          </table:table-cell>
          <table:table-cell/>
          <table:table-cell office:value-type="string" calcext:value-type="string">
            <text:p>(34.0515, -118.2658)</text:p>
          </table:table-cell>
        </table:table-row>
        <table:table-row table:style-name="ro2">
          <table:table-cell office:value-type="float" office:value="120200545" calcext:value-type="float">
            <text:p>120200545</text:p>
          </table:table-cell>
          <table:table-cell office:value-type="string" calcext:value-type="string">
            <text:p>3/8/2012</text:p>
          </table:table-cell>
          <table:table-cell table:style-name="Default" office:value-type="string" calcext:value-type="string">
            <text:p>2/28/2012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9" calcext:value-type="float">
            <text:p>21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string" calcext:value-type="string">
            <text:p>0917 034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HIGH SCHOOL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1000 W <text:s/>TEMPLE <text:s text:c="22"/>ST</text:p>
          </table:table-cell>
          <table:table-cell/>
          <table:table-cell office:value-type="string" calcext:value-type="string">
            <text:p>(34.0617, -118.2502)</text:p>
          </table:table-cell>
        </table:table-row>
        <table:table-row table:style-name="ro2">
          <table:table-cell office:value-type="float" office:value="120200547" calcext:value-type="float">
            <text:p>120200547</text:p>
          </table:table-cell>
          <table:table-cell table:number-columns-repeated="2" office:value-type="string" calcext:value-type="string">
            <text:p>3/10/2012</text:p>
          </table:table-cell>
          <table:table-cell office:value-type="float" office:value="1655" calcext:value-type="float">
            <text:p>16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3" calcext:value-type="float">
            <text:p>20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string" calcext:value-type="string">
            <text:p>0311 0329 1413 1822 09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740" calcext:value-type="float">
            <text:p>7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4000 <text:s text:c="3"/>MONROE <text:s text:c="22"/>ST</text:p>
          </table:table-cell>
          <table:table-cell/>
          <table:table-cell office:value-type="string" calcext:value-type="string">
            <text:p>(34.0856, -118.2845)</text:p>
          </table:table-cell>
        </table:table-row>
        <table:table-row table:style-name="ro2">
          <table:table-cell office:value-type="float" office:value="120200555" calcext:value-type="float">
            <text:p>120200555</text:p>
          </table:table-cell>
          <table:table-cell table:style-name="Default" office:value-type="string" calcext:value-type="string">
            <text:p>3/27/2012</text:p>
          </table:table-cell>
          <table:table-cell table:style-name="Default" office:value-type="string" calcext:value-type="string">
            <text:p>3/25/201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91" calcext:value-type="float">
            <text:p>29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HILD ABUSE (PHYSICAL) - SIMPLE ASSAULT</text:p>
          </table:table-cell>
          <table:table-cell office:value-type="string" calcext:value-type="string">
            <text:p>1257 041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ELT FLAILING INSTRUMENT/CHAI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string" calcext:value-type="string">
            <text:p>1500 S <text:s/>HOOVER <text:s text:c="22"/>ST</text:p>
          </table:table-cell>
          <table:table-cell/>
          <table:table-cell office:value-type="string" calcext:value-type="string">
            <text:p>(34.0452, -118.2842)</text:p>
          </table:table-cell>
        </table:table-row>
        <table:table-row table:style-name="ro2">
          <table:table-cell office:value-type="float" office:value="120200556" calcext:value-type="float">
            <text:p>120200556</text:p>
          </table:table-cell>
          <table:table-cell table:style-name="Default" office:value-type="string" calcext:value-type="string">
            <text:p>3/27/2012</text:p>
          </table:table-cell>
          <table:table-cell table:style-name="Default" office:value-type="string" calcext:value-type="string">
            <text:p>3/26/201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1" calcext:value-type="float">
            <text:p>26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string" calcext:value-type="string">
            <text:p>0329 0906 0311 03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HURCH/CHAPEL (CHANGED 03-03 FROM CHURCH/TEMPLE)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740" calcext:value-type="float">
            <text:p>7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JAMES M WOOD</text:p>
          </table:table-cell>
          <table:table-cell office:value-type="string" calcext:value-type="string">
            <text:p>HOOVER</text:p>
          </table:table-cell>
          <table:table-cell office:value-type="string" calcext:value-type="string">
            <text:p>(34.0559, -118.2842)</text:p>
          </table:table-cell>
        </table:table-row>
        <table:table-row table:style-name="ro2">
          <table:table-cell office:value-type="float" office:value="120200561" calcext:value-type="float">
            <text:p>120200561</text:p>
          </table:table-cell>
          <table:table-cell table:number-columns-repeated="2" office:value-type="string" calcext:value-type="string">
            <text:p>4/8/201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79" calcext:value-type="float">
            <text:p>279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CRM AGNST CHLD (13 OR UNDER) (14-15 &amp; SUSP 10 YRS OLDER)0060</text:p>
          </table:table-cell>
          <table:table-cell office:value-type="string" calcext:value-type="string">
            <text:p>1251 1258 0522 0515 1402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812" calcext:value-type="float">
            <text:p>812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400 W <text:s/>11TH <text:s text:c="24"/>ST</text:p>
          </table:table-cell>
          <table:table-cell/>
          <table:table-cell office:value-type="string" calcext:value-type="string">
            <text:p>(34.0464, -118.2721)</text:p>
          </table:table-cell>
        </table:table-row>
        <table:table-row table:style-name="ro2">
          <table:table-cell office:value-type="float" office:value="120200563" calcext:value-type="float">
            <text:p>120200563</text:p>
          </table:table-cell>
          <table:table-cell table:number-columns-repeated="2" office:value-type="string" calcext:value-type="string">
            <text:p>4/10/20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7" calcext:value-type="float">
            <text:p>21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CRIMINAL THREATS - NO WEAPON DISPLAYED</text:p>
          </table:table-cell>
          <table:table-cell office:value-type="string" calcext:value-type="string">
            <text:p>0561 0421 1402 090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ERBAL THREA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930" calcext:value-type="float">
            <text:p>9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400 N <text:s/>BONNIE BRAE <text:s text:c="17"/>ST</text:p>
          </table:table-cell>
          <table:table-cell/>
          <table:table-cell office:value-type="string" calcext:value-type="string">
            <text:p>(34.0694, -118.2655)</text:p>
          </table:table-cell>
        </table:table-row>
        <table:table-row table:style-name="ro2">
          <table:table-cell office:value-type="float" office:value="120200567" calcext:value-type="float">
            <text:p>120200567</text:p>
          </table:table-cell>
          <table:table-cell table:number-columns-repeated="2" table:style-name="Default" office:value-type="string" calcext:value-type="string">
            <text:p>4/22/2012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7" calcext:value-type="float">
            <text:p>2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TALKING</text:p>
          </table:table-cell>
          <table:table-cell office:value-type="string" calcext:value-type="string">
            <text:p>2000 0347 14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763" calcext:value-type="float">
            <text:p>763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700 <text:s text:c="3"/>CLINTON <text:s text:c="21"/>ST</text:p>
          </table:table-cell>
          <table:table-cell/>
          <table:table-cell office:value-type="string" calcext:value-type="string">
            <text:p>(34.0721, -118.262)</text:p>
          </table:table-cell>
        </table:table-row>
        <table:table-row table:style-name="ro2">
          <table:table-cell office:value-type="float" office:value="120200568" calcext:value-type="float">
            <text:p>120200568</text:p>
          </table:table-cell>
          <table:table-cell table:style-name="Default" office:value-type="string" calcext:value-type="string">
            <text:p>4/30/2012</text:p>
          </table:table-cell>
          <table:table-cell table:style-name="Default" office:value-type="string" calcext:value-type="string">
            <text:p>4/29/2012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1" calcext:value-type="float">
            <text:p>211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DEFRAUDING INNKEEPER/THEFT OF SERVICES, $400 &amp; UNDER</text:p>
          </table:table-cell>
          <table:table-cell office:value-type="string" calcext:value-type="string">
            <text:p>1402 1231 07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951" calcext:value-type="float">
            <text:p>951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500 N <text:s/>BERENDO <text:s text:c="21"/>ST</text:p>
          </table:table-cell>
          <table:table-cell/>
          <table:table-cell office:value-type="string" calcext:value-type="string">
            <text:p>(34.0791, -118.2941)</text:p>
          </table:table-cell>
        </table:table-row>
        <table:table-row table:style-name="ro2">
          <table:table-cell office:value-type="float" office:value="120200569" calcext:value-type="float">
            <text:p>120200569</text:p>
          </table:table-cell>
          <table:table-cell office:value-type="string" calcext:value-type="string">
            <text:p>5/7/2012</text:p>
          </table:table-cell>
          <table:table-cell office:value-type="string" calcext:value-type="string">
            <text:p>5/6/2012</text:p>
          </table:table-cell>
          <table:table-cell office:value-type="float" office:value="1735" calcext:value-type="float">
            <text:p>1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9" calcext:value-type="float">
            <text:p>269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OTHER MISCELLANEOUS CRIME</text:p>
          </table:table-cell>
          <table:table-cell office:value-type="float" office:value="1402" calcext:value-type="float">
            <text:p>1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946" calcext:value-type="float">
            <text:p>946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JAMES M WOOD</text:p>
          </table:table-cell>
          <table:table-cell office:value-type="string" calcext:value-type="string">
            <text:p>UNION <text:s text:c="23"/>AV</text:p>
          </table:table-cell>
          <table:table-cell office:value-type="string" calcext:value-type="string">
            <text:p>(34.0508, -118.2722)</text:p>
          </table:table-cell>
        </table:table-row>
        <table:table-row table:style-name="ro2">
          <table:table-cell office:value-type="float" office:value="120200570" calcext:value-type="float">
            <text:p>120200570</text:p>
          </table:table-cell>
          <table:table-cell office:value-type="string" calcext:value-type="string">
            <text:p>5/7/2012</text:p>
          </table:table-cell>
          <table:table-cell office:value-type="string" calcext:value-type="string">
            <text:p>5/6/2012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1" calcext:value-type="float">
            <text:p>26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string" calcext:value-type="string">
            <text:p>0906 0329 0311 1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740" calcext:value-type="float">
            <text:p>7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6TH <text:s text:c="25"/>ST</text:p>
          </table:table-cell>
          <table:table-cell office:value-type="string" calcext:value-type="string">
            <text:p>BENTON <text:s text:c="22"/>WY</text:p>
          </table:table-cell>
          <table:table-cell office:value-type="string" calcext:value-type="string">
            <text:p>(34.0628, -118.2822)</text:p>
          </table:table-cell>
        </table:table-row>
        <table:table-row table:style-name="ro2">
          <table:table-cell office:value-type="float" office:value="120200572" calcext:value-type="float">
            <text:p>120200572</text:p>
          </table:table-cell>
          <table:table-cell office:value-type="string" calcext:value-type="string">
            <text:p>5/7/2012</text:p>
          </table:table-cell>
          <table:table-cell office:value-type="string" calcext:value-type="string">
            <text:p>5/5/2012</text:p>
          </table:table-cell>
          <table:table-cell office:value-type="float" office:value="1530" calcext:value-type="float">
            <text:p>1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9" calcext:value-type="float">
            <text:p>21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SEX, UNLAWFUL</text:p>
          </table:table-cell>
          <table:table-cell office:value-type="string" calcext:value-type="string">
            <text:p>1259 1251 0913 1814 1402 0507 05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OTE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810" calcext:value-type="float">
            <text:p>8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200 W <text:s/>TEMPLE <text:s text:c="22"/>ST</text:p>
          </table:table-cell>
          <table:table-cell/>
          <table:table-cell office:value-type="string" calcext:value-type="string">
            <text:p>(34.0648, -118.2527)</text:p>
          </table:table-cell>
        </table:table-row>
        <table:table-row table:style-name="ro2">
          <table:table-cell office:value-type="float" office:value="120204267" calcext:value-type="float">
            <text:p>120204267</text:p>
          </table:table-cell>
          <table:table-cell office:value-type="string" calcext:value-type="string">
            <text:p>1/5/2012</text:p>
          </table:table-cell>
          <table:table-cell office:value-type="string" calcext:value-type="string">
            <text:p>1/5/201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57" calcext:value-type="float">
            <text:p>25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HICLE - STOLE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string" calcext:value-type="string">
            <text:p>1200 <text:s text:c="3"/>WILSHIRE <text:s text:c="20"/>BL</text:p>
          </table:table-cell>
          <table:table-cell/>
          <table:table-cell office:value-type="string" calcext:value-type="string">
            <text:p>(34.053, -118.2648)</text:p>
          </table:table-cell>
        </table:table-row>
        <table:table-row table:style-name="ro2">
          <table:table-cell office:value-type="float" office:value="120200579" calcext:value-type="float">
            <text:p>120200579</text:p>
          </table:table-cell>
          <table:table-cell table:style-name="Default" office:value-type="string" calcext:value-type="string">
            <text:p>5/17/2012</text:p>
          </table:table-cell>
          <table:table-cell table:style-name="Default" office:value-type="string" calcext:value-type="string">
            <text:p>5/16/2012</text:p>
          </table:table-cell>
          <table:table-cell office:value-type="float" office:value="2130" calcext:value-type="float">
            <text:p>2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7" calcext:value-type="float">
            <text:p>237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CRM AGNST CHLD (13 OR UNDER) (14-15 &amp; SUSP 10 YRS OLDER)0060</text:p>
          </table:table-cell>
          <table:table-cell office:value-type="string" calcext:value-type="string">
            <text:p>0513 1258 1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812" calcext:value-type="float">
            <text:p>812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200 <text:s text:c="3"/>MIRAMAR <text:s text:c="21"/>ST</text:p>
          </table:table-cell>
          <table:table-cell/>
          <table:table-cell office:value-type="string" calcext:value-type="string">
            <text:p>(34.0572, -118.2576)</text:p>
          </table:table-cell>
        </table:table-row>
        <table:table-row table:style-name="ro2">
          <table:table-cell office:value-type="float" office:value="120200582" calcext:value-type="float">
            <text:p>120200582</text:p>
          </table:table-cell>
          <table:table-cell table:number-columns-repeated="2" table:style-name="Default" office:value-type="string" calcext:value-type="string">
            <text:p>5/18/2012</text:p>
          </table:table-cell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4" calcext:value-type="float">
            <text:p>204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NDECENT EXPOSURE</text:p>
          </table:table-cell>
          <table:table-cell office:value-type="string" calcext:value-type="string">
            <text:p>0529 14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PUBLIC RESTROOM(INDOORS-INSIDE)</text:p>
          </table:table-cell>
          <table:table-cell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Juv Arrest</text:p>
          </table:table-cell>
          <table:table-cell office:value-type="float" office:value="850" calcext:value-type="float">
            <text:p>85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800 <text:s text:c="3"/>LUCILE <text:s text:c="22"/>AV</text:p>
          </table:table-cell>
          <table:table-cell/>
          <table:table-cell office:value-type="string" calcext:value-type="string">
            <text:p>(34.0835, -118.2838)</text:p>
          </table:table-cell>
        </table:table-row>
        <table:table-row table:style-name="ro2">
          <table:table-cell office:value-type="float" office:value="120200583" calcext:value-type="float">
            <text:p>120200583</text:p>
          </table:table-cell>
          <table:table-cell table:style-name="Default" office:value-type="string" calcext:value-type="string">
            <text:p>5/20/2012</text:p>
          </table:table-cell>
          <table:table-cell table:style-name="Default" office:value-type="string" calcext:value-type="string">
            <text:p>5/19/2012</text:p>
          </table:table-cell>
          <table:table-cell office:value-type="float" office:value="2250" calcext:value-type="float">
            <text:p>2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3" calcext:value-type="float">
            <text:p>23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CRIMINAL THREATS - NO WEAPON DISPLAYED</text:p>
          </table:table-cell>
          <table:table-cell office:value-type="string" calcext:value-type="string">
            <text:p>1402 0319 0421 0360 0334 20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ITCHEN KNIFE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930" calcext:value-type="float">
            <text:p>9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200 S <text:s/>OCCIDENTAL <text:s text:c="18"/>BL</text:p>
          </table:table-cell>
          <table:table-cell/>
          <table:table-cell office:value-type="string" calcext:value-type="string">
            <text:p>(34.0693, -118.2811)</text:p>
          </table:table-cell>
        </table:table-row>
        <table:table-row table:style-name="ro2">
          <table:table-cell office:value-type="float" office:value="120200584" calcext:value-type="float">
            <text:p>120200584</text:p>
          </table:table-cell>
          <table:table-cell table:number-columns-repeated="2" table:style-name="Default" office:value-type="string" calcext:value-type="string">
            <text:p>5/27/2012</text:p>
          </table:table-cell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5" calcext:value-type="float">
            <text:p>24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IOLATION OF COURT ORDER</text:p>
          </table:table-cell>
          <table:table-cell office:value-type="string" calcext:value-type="string">
            <text:p>0371 0337 1816 0443 0327 0369 0432 0344 0906 14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K/PLAYGROU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IMULATED GUN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2200 W <text:s/>6TH <text:s text:c="25"/>ST</text:p>
          </table:table-cell>
          <table:table-cell/>
          <table:table-cell office:value-type="string" calcext:value-type="string">
            <text:p>(34.0601, -118.2761)</text:p>
          </table:table-cell>
        </table:table-row>
        <table:table-row table:style-name="ro2">
          <table:table-cell office:value-type="float" office:value="120200587" calcext:value-type="float">
            <text:p>120200587</text:p>
          </table:table-cell>
          <table:table-cell office:value-type="string" calcext:value-type="string">
            <text:p>6/11/2012</text:p>
          </table:table-cell>
          <table:table-cell office:value-type="string" calcext:value-type="string">
            <text:p>6/10/2012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9" calcext:value-type="float">
            <text:p>269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HILD ABUSE (PHYSICAL) - SIMPLE ASSAULT</text:p>
          </table:table-cell>
          <table:table-cell office:value-type="string" calcext:value-type="string">
            <text:p>1251 1259 0416 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ELT FLAILING INSTRUMENT/CHAI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string" calcext:value-type="string">
            <text:p>1300 <text:s text:c="3"/>LINWOOD <text:s text:c="21"/>AV</text:p>
          </table:table-cell>
          <table:table-cell/>
          <table:table-cell office:value-type="string" calcext:value-type="string">
            <text:p>(34.0508, -118.2682)</text:p>
          </table:table-cell>
        </table:table-row>
        <table:table-row table:style-name="ro2">
          <table:table-cell office:value-type="float" office:value="120200588" calcext:value-type="float">
            <text:p>120200588</text:p>
          </table:table-cell>
          <table:table-cell table:number-columns-repeated="2" table:style-name="Default" office:value-type="string" calcext:value-type="string">
            <text:p>6/16/2012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6" calcext:value-type="float">
            <text:p>236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NTIMATE PARTNER - SIMPLE ASSAULT</text:p>
          </table:table-cell>
          <table:table-cell office:value-type="string" calcext:value-type="string">
            <text:p>0416 2000 1243 0913 04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string" calcext:value-type="string">
            <text:p>100 S <text:s/>BURLINGTON <text:s text:c="18"/>AV</text:p>
          </table:table-cell>
          <table:table-cell/>
          <table:table-cell office:value-type="string" calcext:value-type="string">
            <text:p>(34.065, -118.2666)</text:p>
          </table:table-cell>
        </table:table-row>
        <table:table-row table:style-name="ro2">
          <table:table-cell office:value-type="float" office:value="120200592" calcext:value-type="float">
            <text:p>120200592</text:p>
          </table:table-cell>
          <table:table-cell table:style-name="Default" office:value-type="string" calcext:value-type="string">
            <text:p>6/24/2012</text:p>
          </table:table-cell>
          <table:table-cell table:style-name="Default" office:value-type="string" calcext:value-type="string">
            <text:p>6/23/2012</text:p>
          </table:table-cell>
          <table:table-cell office:value-type="float" office:value="1640" calcext:value-type="float">
            <text:p>1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1402 0432 0445 0319 03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K/PLAYGROUND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KNIFE WITH BLADE OVER 6 INCHES IN LENGTH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600 S <text:s/>ALVARADO <text:s text:c="20"/>ST</text:p>
          </table:table-cell>
          <table:table-cell/>
          <table:table-cell office:value-type="string" calcext:value-type="string">
            <text:p>(34.0596, -118.2749)</text:p>
          </table:table-cell>
        </table:table-row>
        <table:table-row table:style-name="ro2">
          <table:table-cell office:value-type="float" office:value="120200598" calcext:value-type="float">
            <text:p>120200598</text:p>
          </table:table-cell>
          <table:table-cell table:number-columns-repeated="2" office:value-type="string" calcext:value-type="string">
            <text:p>7/4/2012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3" calcext:value-type="float">
            <text:p>20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string" calcext:value-type="string">
            <text:p>0329 1815 1822 0311 1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STAURANT/FAST FOOD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740" calcext:value-type="float">
            <text:p>7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(34.0867, -118.2869)</text:p>
          </table:table-cell>
        </table:table-row>
        <table:table-row table:style-name="ro2">
          <table:table-cell office:value-type="float" office:value="120200604" calcext:value-type="float">
            <text:p>120200604</text:p>
          </table:table-cell>
          <table:table-cell table:number-columns-repeated="2" table:style-name="Default" office:value-type="string" calcext:value-type="string">
            <text:p>7/25/2012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5" calcext:value-type="float">
            <text:p>265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TERY - SIMPLE ASSAULT</text:p>
          </table:table-cell>
          <table:table-cell office:value-type="string" calcext:value-type="string">
            <text:p>1236 0601 0429 0104 1420 1402 04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THER BUSINES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4" calcext:value-type="float">
            <text:p>624</text:p>
          </table:table-cell>
          <table:table-cell table:number-columns-repeated="3"/>
          <table:table-cell office:value-type="string" calcext:value-type="string">
            <text:p>800 S <text:s/>ALVARADO <text:s text:c="20"/>ST</text:p>
          </table:table-cell>
          <table:table-cell/>
          <table:table-cell office:value-type="string" calcext:value-type="string">
            <text:p>(34.0549, -118.2778)</text:p>
          </table:table-cell>
        </table:table-row>
        <table:table-row table:style-name="ro2">
          <table:table-cell office:value-type="float" office:value="120200606" calcext:value-type="float">
            <text:p>120200606</text:p>
          </table:table-cell>
          <table:table-cell table:number-columns-repeated="2" office:value-type="string" calcext:value-type="string">
            <text:p>8/11/2012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57" calcext:value-type="float">
            <text:p>25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334 0913 0445 14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KNIFE WITH BLADE OVER 6 INCHES IN LENGTH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500 S <text:s/>UNION <text:s text:c="23"/>AV</text:p>
          </table:table-cell>
          <table:table-cell/>
          <table:table-cell office:value-type="string" calcext:value-type="string">
            <text:p>(34.0586, -118.2691)</text:p>
          </table:table-cell>
        </table:table-row>
        <table:table-row table:style-name="ro2">
          <table:table-cell office:value-type="float" office:value="120200607" calcext:value-type="float">
            <text:p>120200607</text:p>
          </table:table-cell>
          <table:table-cell table:style-name="Default" office:value-type="string" calcext:value-type="string">
            <text:p>8/16/2012</text:p>
          </table:table-cell>
          <table:table-cell office:value-type="string" calcext:value-type="string">
            <text:p>8/7/2012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9" calcext:value-type="float">
            <text:p>24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1601 0344 09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HIGH SCHOOL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office:value-type="string" calcext:value-type="string">
            <text:p>300 <text:s text:c="3"/>LUCAS <text:s text:c="23"/>AV</text:p>
          </table:table-cell>
          <table:table-cell/>
          <table:table-cell office:value-type="string" calcext:value-type="string">
            <text:p>(34.0583, -118.2616)</text:p>
          </table:table-cell>
        </table:table-row>
        <table:table-row table:style-name="ro2">
          <table:table-cell office:value-type="float" office:value="120200609" calcext:value-type="float">
            <text:p>120200609</text:p>
          </table:table-cell>
          <table:table-cell table:style-name="Default" office:value-type="string" calcext:value-type="string">
            <text:p>8/17/2012</text:p>
          </table:table-cell>
          <table:table-cell office:value-type="string" calcext:value-type="string">
            <text:p>8/11/2012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1" calcext:value-type="float">
            <text:p>20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INTIMATE PARTNER - SIMPLE ASSAULT</text:p>
          </table:table-cell>
          <table:table-cell office:value-type="string" calcext:value-type="string">
            <text:p>1241 1821 2004 0444 0429 2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6" calcext:value-type="float">
            <text:p>626</text:p>
          </table:table-cell>
          <table:table-cell table:number-columns-repeated="3"/>
          <table:table-cell office:value-type="string" calcext:value-type="string">
            <text:p>4900 <text:s text:c="3"/>SANTA MONICA <text:s text:c="16"/>BL</text:p>
          </table:table-cell>
          <table:table-cell/>
          <table:table-cell office:value-type="string" calcext:value-type="string">
            <text:p>(34.0909, -118.2961)</text:p>
          </table:table-cell>
        </table:table-row>
        <table:table-row table:style-name="ro2">
          <table:table-cell office:value-type="float" office:value="120200613" calcext:value-type="float">
            <text:p>120200613</text:p>
          </table:table-cell>
          <table:table-cell table:style-name="Default" office:value-type="string" calcext:value-type="string">
            <text:p>8/24/2012</text:p>
          </table:table-cell>
          <table:table-cell table:style-name="Default" office:value-type="string" calcext:value-type="string">
            <text:p>8/20/2012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HILD NEGLECT (SEE 300 W.I.C.)</text:p>
          </table:table-cell>
          <table:table-cell office:value-type="string" calcext:value-type="string">
            <text:p>1257 1251 0605 0552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string" calcext:value-type="string">
            <text:p>700 <text:s text:c="3"/>GRAND VIEW <text:s text:c="18"/>ST</text:p>
          </table:table-cell>
          <table:table-cell/>
          <table:table-cell office:value-type="string" calcext:value-type="string">
            <text:p>(34.0575, -118.2789)</text:p>
          </table:table-cell>
        </table:table-row>
        <table:table-row table:style-name="ro2">
          <table:table-cell office:value-type="float" office:value="120200616" calcext:value-type="float">
            <text:p>120200616</text:p>
          </table:table-cell>
          <table:table-cell table:number-columns-repeated="2" table:style-name="Default" office:value-type="string" calcext:value-type="string">
            <text:p>8/26/2012</text:p>
          </table:table-cell>
          <table:table-cell office:value-type="float" office:value="2145" calcext:value-type="float">
            <text:p>2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57" calcext:value-type="float">
            <text:p>25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1402 0416 0411 0400 03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NIFE WITH BLADE 6INCHES OR LESS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300 <text:s text:c="3"/>WILSHIRE <text:s text:c="20"/>BL</text:p>
          </table:table-cell>
          <table:table-cell/>
          <table:table-cell office:value-type="string" calcext:value-type="string">
            <text:p>(34.0538, -118.2667)</text:p>
          </table:table-cell>
        </table:table-row>
        <table:table-row table:style-name="ro2">
          <table:table-cell office:value-type="float" office:value="120200617" calcext:value-type="float">
            <text:p>120200617</text:p>
          </table:table-cell>
          <table:table-cell table:style-name="Default" office:value-type="string" calcext:value-type="string">
            <text:p>8/31/2012</text:p>
          </table:table-cell>
          <table:table-cell table:style-name="Default" office:value-type="string" calcext:value-type="string">
            <text:p>8/30/2012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9" calcext:value-type="float">
            <text:p>26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1402 0411 0334 03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KITCHEN KNIF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300 W <text:s/>8TH <text:s text:c="25"/>ST</text:p>
          </table:table-cell>
          <table:table-cell/>
          <table:table-cell office:value-type="string" calcext:value-type="string">
            <text:p>(34.0502, -118.269)</text:p>
          </table:table-cell>
        </table:table-row>
        <table:table-row table:style-name="ro2">
          <table:table-cell office:value-type="float" office:value="120200618" calcext:value-type="float">
            <text:p>120200618</text:p>
          </table:table-cell>
          <table:table-cell office:value-type="string" calcext:value-type="string">
            <text:p>9/3/2012</text:p>
          </table:table-cell>
          <table:table-cell office:value-type="string" calcext:value-type="string">
            <text:p>9/2/2012</text:p>
          </table:table-cell>
          <table:table-cell office:value-type="float" office:value="2220" calcext:value-type="float">
            <text:p>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HILD NEGLECT (SEE 300 W.I.C.)</text:p>
          </table:table-cell>
          <table:table-cell office:value-type="string" calcext:value-type="string">
            <text:p>0319 2002 0444 1257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string" calcext:value-type="string">
            <text:p>100 N <text:s/>TOLUCA <text:s text:c="22"/>ST</text:p>
          </table:table-cell>
          <table:table-cell/>
          <table:table-cell office:value-type="string" calcext:value-type="string">
            <text:p>(34.0616, -118.2586)</text:p>
          </table:table-cell>
        </table:table-row>
        <table:table-row table:style-name="ro2">
          <table:table-cell office:value-type="float" office:value="120200620" calcext:value-type="float">
            <text:p>120200620</text:p>
          </table:table-cell>
          <table:table-cell office:value-type="string" calcext:value-type="string">
            <text:p>9/5/2012</text:p>
          </table:table-cell>
          <table:table-cell table:style-name="Default" office:value-type="string" calcext:value-type="string">
            <text:p>8/31/2012</text:p>
          </table:table-cell>
          <table:table-cell office:value-type="float" office:value="2145" calcext:value-type="float">
            <text:p>2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75" calcext:value-type="float">
            <text:p>27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HILD ABUSE (PHYSICAL) - SIMPLE ASSAULT</text:p>
          </table:table-cell>
          <table:table-cell office:value-type="string" calcext:value-type="string">
            <text:p>1258 041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ELT FLAILING INSTRUMENT/CHAI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string" calcext:value-type="string">
            <text:p>1600 W <text:s/>11TH <text:s text:c="24"/>ST</text:p>
          </table:table-cell>
          <table:table-cell/>
          <table:table-cell office:value-type="string" calcext:value-type="string">
            <text:p>(34.0477, -118.2751)</text:p>
          </table:table-cell>
        </table:table-row>
        <table:table-row table:style-name="ro2">
          <table:table-cell office:value-type="float" office:value="120200622" calcext:value-type="float">
            <text:p>120200622</text:p>
          </table:table-cell>
          <table:table-cell office:value-type="string" calcext:value-type="string">
            <text:p>9/5/2012</text:p>
          </table:table-cell>
          <table:table-cell office:value-type="string" calcext:value-type="string">
            <text:p>9/4/201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1" calcext:value-type="float">
            <text:p>24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string" calcext:value-type="string">
            <text:p>0344 1307 16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GARAGE/CARPOR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400 S <text:s/>LAFAYETTE PARK <text:s text:c="14"/>PL</text:p>
          </table:table-cell>
          <table:table-cell/>
          <table:table-cell office:value-type="string" calcext:value-type="string">
            <text:p>(34.0658, -118.2814)</text:p>
          </table:table-cell>
        </table:table-row>
        <table:table-row table:style-name="ro2">
          <table:table-cell office:value-type="float" office:value="120200623" calcext:value-type="float">
            <text:p>120200623</text:p>
          </table:table-cell>
          <table:table-cell office:value-type="string" calcext:value-type="string">
            <text:p>9/6/2012</text:p>
          </table:table-cell>
          <table:table-cell office:value-type="string" calcext:value-type="string">
            <text:p>9/5/2012</text:p>
          </table:table-cell>
          <table:table-cell office:value-type="float" office:value="1720" calcext:value-type="float">
            <text:p>1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75" calcext:value-type="float">
            <text:p>27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OUNTERFEIT</text:p>
          </table:table-cell>
          <table:table-cell office:value-type="float" office:value="1402" calcext:value-type="float">
            <text:p>1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STAURANT/FAST FOOD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60" calcext:value-type="float">
            <text:p>66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UNION <text:s text:c="23"/>AV</text:p>
          </table:table-cell>
          <table:table-cell office:value-type="string" calcext:value-type="string">
            <text:p>7TH <text:s text:c="25"/>ST</text:p>
          </table:table-cell>
          <table:table-cell office:value-type="string" calcext:value-type="string">
            <text:p>(34.0539, -118.2712)</text:p>
          </table:table-cell>
        </table:table-row>
        <table:table-row table:style-name="ro2">
          <table:table-cell office:value-type="float" office:value="120200626" calcext:value-type="float">
            <text:p>120200626</text:p>
          </table:table-cell>
          <table:table-cell table:number-columns-repeated="2" office:value-type="string" calcext:value-type="string">
            <text:p>9/8/2012</text:p>
          </table:table-cell>
          <table:table-cell office:value-type="float" office:value="2110" calcext:value-type="float">
            <text:p>2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326 0302 0334 0906 1100 1402 1407 1300 04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MI-AUTOMATIC PISTOL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200 S <text:s/>CARONDELET <text:s text:c="18"/>ST</text:p>
          </table:table-cell>
          <table:table-cell/>
          <table:table-cell office:value-type="string" calcext:value-type="string">
            <text:p>(34.0674, -118.2753)</text:p>
          </table:table-cell>
        </table:table-row>
        <table:table-row table:style-name="ro2">
          <table:table-cell office:value-type="float" office:value="120200631" calcext:value-type="float">
            <text:p>120200631</text:p>
          </table:table-cell>
          <table:table-cell table:number-columns-repeated="2" office:value-type="string" calcext:value-type="string">
            <text:p>9/12/2012</text:p>
          </table:table-cell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8" calcext:value-type="float">
            <text:p>23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ESISTING ARREST</text:p>
          </table:table-cell>
          <table:table-cell office:value-type="string" calcext:value-type="string">
            <text:p>0400 12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37" calcext:value-type="float">
            <text:p>437</text:p>
          </table:table-cell>
          <table:table-cell table:number-columns-repeated="3"/>
          <table:table-cell office:value-type="string" calcext:value-type="string">
            <text:p>1400 <text:s text:c="3"/>COURT <text:s text:c="23"/>ST</text:p>
          </table:table-cell>
          <table:table-cell/>
          <table:table-cell office:value-type="string" calcext:value-type="string">
            <text:p>(34.0647, -118.2583)</text:p>
          </table:table-cell>
        </table:table-row>
        <table:table-row table:style-name="ro2">
          <table:table-cell office:value-type="float" office:value="120200632" calcext:value-type="float">
            <text:p>120200632</text:p>
          </table:table-cell>
          <table:table-cell table:number-columns-repeated="2" office:value-type="string" calcext:value-type="string">
            <text:p>9/12/2012</text:p>
          </table:table-cell>
          <table:table-cell office:value-type="float" office:value="2130" calcext:value-type="float">
            <text:p>2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56" calcext:value-type="float">
            <text:p>25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444 2002 1402 04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THER BUSI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 WEAPON/OTHER WEAP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600 W <text:s/>6TH <text:s text:c="25"/>ST</text:p>
          </table:table-cell>
          <table:table-cell/>
          <table:table-cell office:value-type="string" calcext:value-type="string">
            <text:p>(34.057, -118.2691)</text:p>
          </table:table-cell>
        </table:table-row>
        <table:table-row table:style-name="ro2">
          <table:table-cell office:value-type="float" office:value="120200633" calcext:value-type="float">
            <text:p>120200633</text:p>
          </table:table-cell>
          <table:table-cell table:number-columns-repeated="2" table:style-name="Default" office:value-type="string" calcext:value-type="string">
            <text:p>9/14/2012</text:p>
          </table:table-cell>
          <table:table-cell office:value-type="float" office:value="1415" calcext:value-type="float">
            <text:p>1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75" calcext:value-type="float">
            <text:p>27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DOCUMENT FORGERY / STOLEN FELONY</text:p>
          </table:table-cell>
          <table:table-cell office:value-type="string" calcext:value-type="string">
            <text:p>1822 1309 0104 0935 0326 1420 1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HECK CASHING*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49" calcext:value-type="float">
            <text:p>649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700 W <text:s/>OLYMPIC <text:s text:c="21"/>BL</text:p>
          </table:table-cell>
          <table:table-cell/>
          <table:table-cell office:value-type="string" calcext:value-type="string">
            <text:p>(34.0498, -118.2754)</text:p>
          </table:table-cell>
        </table:table-row>
        <table:table-row table:style-name="ro2">
          <table:table-cell office:value-type="float" office:value="120200635" calcext:value-type="float">
            <text:p>120200635</text:p>
          </table:table-cell>
          <table:table-cell table:style-name="Default" office:value-type="string" calcext:value-type="string">
            <text:p>9/16/2012</text:p>
          </table:table-cell>
          <table:table-cell table:style-name="Default" office:value-type="string" calcext:value-type="string">
            <text:p>8/26/201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9" calcext:value-type="float">
            <text:p>26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700 S <text:s/>BIXEL <text:s text:c="23"/>ST</text:p>
          </table:table-cell>
          <table:table-cell/>
          <table:table-cell office:value-type="string" calcext:value-type="string">
            <text:p>(34.0509, -118.2642)</text:p>
          </table:table-cell>
        </table:table-row>
        <table:table-row table:style-name="ro2">
          <table:table-cell office:value-type="float" office:value="120200638" calcext:value-type="float">
            <text:p>120200638</text:p>
          </table:table-cell>
          <table:table-cell table:number-columns-repeated="2" table:style-name="Default" office:value-type="string" calcext:value-type="string">
            <text:p>9/23/201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2" calcext:value-type="float">
            <text:p>202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string" calcext:value-type="string">
            <text:p>0311 1402 03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RKET</text:p>
          </table:table-cell>
          <table:table-cell table:number-columns-repeated="2"/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740" calcext:value-type="float">
            <text:p>7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BURNS</text:p>
          </table:table-cell>
          <table:table-cell office:value-type="string" calcext:value-type="string">
            <text:p>VIRGIL <text:s text:c="22"/>AV</text:p>
          </table:table-cell>
          <table:table-cell office:value-type="string" calcext:value-type="string">
            <text:p>(34.0877, -118.2869)</text:p>
          </table:table-cell>
        </table:table-row>
        <table:table-row table:style-name="ro2">
          <table:table-cell office:value-type="float" office:value="120200639" calcext:value-type="float">
            <text:p>120200639</text:p>
          </table:table-cell>
          <table:table-cell table:number-columns-repeated="2" table:style-name="Default" office:value-type="string" calcext:value-type="string">
            <text:p>9/25/2012</text:p>
          </table:table-cell>
          <table:table-cell office:value-type="float" office:value="1355" calcext:value-type="float">
            <text:p>1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5" calcext:value-type="float">
            <text:p>24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ESISTING ARREST</text:p>
          </table:table-cell>
          <table:table-cell office:value-type="string" calcext:value-type="string">
            <text:p>1402 0345 0417 0319 1271 011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37" calcext:value-type="float">
            <text:p>437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ALVARADO <text:s text:c="20"/>ST</text:p>
          </table:table-cell>
          <table:table-cell office:value-type="string" calcext:value-type="string">
            <text:p>6TH <text:s text:c="25"/>ST</text:p>
          </table:table-cell>
          <table:table-cell office:value-type="string" calcext:value-type="string">
            <text:p>(34.0596, -118.2749)</text:p>
          </table:table-cell>
        </table:table-row>
        <table:table-row table:style-name="ro2">
          <table:table-cell office:value-type="float" office:value="120200642" calcext:value-type="float">
            <text:p>120200642</text:p>
          </table:table-cell>
          <table:table-cell table:number-columns-repeated="2" office:value-type="string" calcext:value-type="string">
            <text:p>10/5/201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5" calcext:value-type="float">
            <text:p>23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200 N <text:s/>LAKE <text:s text:c="24"/>ST</text:p>
          </table:table-cell>
          <table:table-cell/>
          <table:table-cell office:value-type="string" calcext:value-type="string">
            <text:p>(34.0684, -118.2705)</text:p>
          </table:table-cell>
        </table:table-row>
        <table:table-row table:style-name="ro2">
          <table:table-cell office:value-type="float" office:value="120200643" calcext:value-type="float">
            <text:p>120200643</text:p>
          </table:table-cell>
          <table:table-cell table:number-columns-repeated="2" office:value-type="string" calcext:value-type="string">
            <text:p>10/7/201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6" calcext:value-type="float">
            <text:p>216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string" calcext:value-type="string">
            <text:p>0311 0329 0906 14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0" calcext:value-type="float">
            <text:p>7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ALVARADO</text:p>
          </table:table-cell>
          <table:table-cell office:value-type="string" calcext:value-type="string">
            <text:p>TEMPLE <text:s text:c="22"/>ST</text:p>
          </table:table-cell>
          <table:table-cell office:value-type="string" calcext:value-type="string">
            <text:p>(34.0717, -118.2671)</text:p>
          </table:table-cell>
        </table:table-row>
        <table:table-row table:style-name="ro2">
          <table:table-cell office:value-type="float" office:value="120200644" calcext:value-type="float">
            <text:p>120200644</text:p>
          </table:table-cell>
          <table:table-cell table:number-columns-repeated="2" office:value-type="string" calcext:value-type="string">
            <text:p>10/7/2012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51" calcext:value-type="float">
            <text:p>25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432 0449 0319 0302 1813 2002 2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AND GUN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string" calcext:value-type="string">
            <text:p>500 S <text:s/>CORONADO <text:s text:c="20"/>ST</text:p>
          </table:table-cell>
          <table:table-cell/>
          <table:table-cell office:value-type="string" calcext:value-type="string">
            <text:p>(34.064, -118.2791)</text:p>
          </table:table-cell>
        </table:table-row>
        <table:table-row table:style-name="ro2">
          <table:table-cell office:value-type="float" office:value="120200645" calcext:value-type="float">
            <text:p>120200645</text:p>
          </table:table-cell>
          <table:table-cell table:number-columns-repeated="2" office:value-type="string" calcext:value-type="string">
            <text:p>10/7/2012</text:p>
          </table:table-cell>
          <table:table-cell office:value-type="float" office:value="1745" calcext:value-type="float">
            <text:p>1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9" calcext:value-type="float">
            <text:p>26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0906 0337 0342 0432 0443 1402 12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ERBAL THRE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210" calcext:value-type="float">
            <text:p>2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UNION</text:p>
          </table:table-cell>
          <table:table-cell office:value-type="string" calcext:value-type="string">
            <text:p>8TH</text:p>
          </table:table-cell>
          <table:table-cell office:value-type="string" calcext:value-type="string">
            <text:p>(34.0523, -118.2722)</text:p>
          </table:table-cell>
        </table:table-row>
        <table:table-row table:style-name="ro2">
          <table:table-cell office:value-type="float" office:value="120200646" calcext:value-type="float">
            <text:p>120200646</text:p>
          </table:table-cell>
          <table:table-cell office:value-type="string" calcext:value-type="string">
            <text:p>10/7/2012</text:p>
          </table:table-cell>
          <table:table-cell table:style-name="Default" office:value-type="string" calcext:value-type="string">
            <text:p>9/30/2012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9" calcext:value-type="float">
            <text:p>269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EXTORTION</text:p>
          </table:table-cell>
          <table:table-cell office:value-type="string" calcext:value-type="string">
            <text:p>0337 0906 0443 0342 1215 04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940" calcext:value-type="float">
            <text:p>940</text:p>
          </table:table-cell>
          <table:table-cell table:number-columns-repeated="3"/>
          <table:table-cell office:value-type="string" calcext:value-type="string">
            <text:p>8TH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(34.0523, -118.2722)</text:p>
          </table:table-cell>
        </table:table-row>
        <table:table-row table:style-name="ro2">
          <table:table-cell office:value-type="float" office:value="120200647" calcext:value-type="float">
            <text:p>120200647</text:p>
          </table:table-cell>
          <table:table-cell table:number-columns-repeated="2" office:value-type="string" calcext:value-type="string">
            <text:p>10/10/2012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5" calcext:value-type="float">
            <text:p>23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0344 1221 1402 1607 03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10" calcext:value-type="float">
            <text:p>3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00 S <text:s/>CORONADO <text:s text:c="20"/>ST</text:p>
          </table:table-cell>
          <table:table-cell/>
          <table:table-cell office:value-type="string" calcext:value-type="string">
            <text:p>(34.0691, -118.2758)</text:p>
          </table:table-cell>
        </table:table-row>
        <table:table-row table:style-name="ro2">
          <table:table-cell office:value-type="float" office:value="120200650" calcext:value-type="float">
            <text:p>120200650</text:p>
          </table:table-cell>
          <table:table-cell table:number-columns-repeated="2" office:value-type="string" calcext:value-type="string">
            <text:p>10/12/2012</text:p>
          </table:table-cell>
          <table:table-cell office:value-type="float" office:value="1445" calcext:value-type="float">
            <text:p>1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9" calcext:value-type="float">
            <text:p>24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HEFT-GRAND ($950.01 &amp; OVER)EXCPT,GUNS,FOWL,LIVESTK,PROD0036</text:p>
          </table:table-cell>
          <table:table-cell office:value-type="float" office:value="344" calcext:value-type="float">
            <text:p>3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300 S <text:s/>BEAUDRY <text:s text:c="21"/>AV</text:p>
          </table:table-cell>
          <table:table-cell/>
          <table:table-cell office:value-type="string" calcext:value-type="string">
            <text:p>(34.0565, -118.2566)</text:p>
          </table:table-cell>
        </table:table-row>
        <table:table-row table:style-name="ro2">
          <table:table-cell office:value-type="float" office:value="120200657" calcext:value-type="float">
            <text:p>120200657</text:p>
          </table:table-cell>
          <table:table-cell table:style-name="Default" office:value-type="string" calcext:value-type="string">
            <text:p>10/17/2012</text:p>
          </table:table-cell>
          <table:table-cell table:style-name="Default" office:value-type="string" calcext:value-type="string">
            <text:p>10/16/2012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9" calcext:value-type="float">
            <text:p>24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string" calcext:value-type="string">
            <text:p>0311 0329 09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5" calcext:value-type="float">
            <text:p>745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string" calcext:value-type="string">
            <text:p>400 S <text:s/>BIXEL <text:s text:c="23"/>ST</text:p>
          </table:table-cell>
          <table:table-cell/>
          <table:table-cell office:value-type="string" calcext:value-type="string">
            <text:p>(34.0567, -118.2603)</text:p>
          </table:table-cell>
        </table:table-row>
        <table:table-row table:style-name="ro2">
          <table:table-cell office:value-type="float" office:value="120200661" calcext:value-type="float">
            <text:p>120200661</text:p>
          </table:table-cell>
          <table:table-cell table:number-columns-repeated="2" table:style-name="Default" office:value-type="string" calcext:value-type="string">
            <text:p>10/24/2012</text:p>
          </table:table-cell>
          <table:table-cell office:value-type="float" office:value="1445" calcext:value-type="float">
            <text:p>1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1" calcext:value-type="float">
            <text:p>21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string" calcext:value-type="string">
            <text:p>0329 09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EHICLE, PASSENGER/TRUCK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5" calcext:value-type="float">
            <text:p>745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ROSEWOOD</text:p>
          </table:table-cell>
          <table:table-cell office:value-type="string" calcext:value-type="string">
            <text:p>MARIPOSA <text:s text:c="20"/>AV</text:p>
          </table:table-cell>
          <table:table-cell office:value-type="string" calcext:value-type="string">
            <text:p>(34.079, -118.2992)</text:p>
          </table:table-cell>
        </table:table-row>
        <table:table-row table:style-name="ro2">
          <table:table-cell office:value-type="float" office:value="120200671" calcext:value-type="float">
            <text:p>120200671</text:p>
          </table:table-cell>
          <table:table-cell table:style-name="Default" office:value-type="string" calcext:value-type="string">
            <text:p>10/27/2012</text:p>
          </table:table-cell>
          <table:table-cell table:style-name="Default" office:value-type="string" calcext:value-type="string">
            <text:p>10/26/2012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1027 0344 1402 03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10" calcext:value-type="float">
            <text:p>2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CLINTON</text:p>
          </table:table-cell>
          <table:table-cell office:value-type="string" calcext:value-type="string">
            <text:p>KENMORE</text:p>
          </table:table-cell>
          <table:table-cell office:value-type="string" calcext:value-type="string">
            <text:p>(34.0813, -118.2966)</text:p>
          </table:table-cell>
        </table:table-row>
        <table:table-row table:style-name="ro2">
          <table:table-cell office:value-type="float" office:value="120200672" calcext:value-type="float">
            <text:p>120200672</text:p>
          </table:table-cell>
          <table:table-cell table:number-columns-repeated="2" table:style-name="Default" office:value-type="string" calcext:value-type="string">
            <text:p>10/27/2012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75" calcext:value-type="float">
            <text:p>27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CRIMINAL THREATS - NO WEAPON DISPLAYED</text:p>
          </table:table-cell>
          <table:table-cell office:value-type="string" calcext:value-type="string">
            <text:p>0319 0432 2000 04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ERBAL THREA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930" calcext:value-type="float">
            <text:p>9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900 S <text:s/>ALVARADO <text:s text:c="20"/>ST</text:p>
          </table:table-cell>
          <table:table-cell/>
          <table:table-cell office:value-type="string" calcext:value-type="string">
            <text:p>(34.0534, -118.2788)</text:p>
          </table:table-cell>
        </table:table-row>
        <table:table-row table:style-name="ro2">
          <table:table-cell office:value-type="float" office:value="120200675" calcext:value-type="float">
            <text:p>120200675</text:p>
          </table:table-cell>
          <table:table-cell table:number-columns-repeated="2" office:value-type="string" calcext:value-type="string">
            <text:p>11/1/201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319 0430 1419 0345 1407 1251 0334 0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string" calcext:value-type="string">
            <text:p>LILLY CREST <text:s text:c="17"/>AV</text:p>
          </table:table-cell>
          <table:table-cell office:value-type="string" calcext:value-type="string">
            <text:p>EDGEMONT <text:s text:c="20"/>ST</text:p>
          </table:table-cell>
          <table:table-cell office:value-type="string" calcext:value-type="string">
            <text:p>(34.0873, -118.296)</text:p>
          </table:table-cell>
        </table:table-row>
        <table:table-row table:style-name="ro2">
          <table:table-cell office:value-type="float" office:value="120200682" calcext:value-type="float">
            <text:p>120200682</text:p>
          </table:table-cell>
          <table:table-cell office:value-type="string" calcext:value-type="string">
            <text:p>11/3/2012</text:p>
          </table:table-cell>
          <table:table-cell office:value-type="string" calcext:value-type="string">
            <text:p>11/2/2012</text:p>
          </table:table-cell>
          <table:table-cell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1" calcext:value-type="float">
            <text:p>2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0354 1300 1309 0353 1402 03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310" calcext:value-type="float">
            <text:p>3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500 N <text:s/>ALEXANDRIA <text:s text:c="18"/>AV</text:p>
          </table:table-cell>
          <table:table-cell/>
          <table:table-cell office:value-type="string" calcext:value-type="string">
            <text:p>(34.079, -118.298)</text:p>
          </table:table-cell>
        </table:table-row>
        <table:table-row table:style-name="ro2">
          <table:table-cell office:value-type="float" office:value="120200683" calcext:value-type="float">
            <text:p>120200683</text:p>
          </table:table-cell>
          <table:table-cell office:value-type="string" calcext:value-type="string">
            <text:p>11/5/2012</text:p>
          </table:table-cell>
          <table:table-cell office:value-type="string" calcext:value-type="string">
            <text:p>11/4/2012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8" calcext:value-type="float">
            <text:p>248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ANDALISM - MISDEAMEANOR ($399 OR UNDER)</text:p>
          </table:table-cell>
          <table:table-cell office:value-type="string" calcext:value-type="string">
            <text:p>1407 1300 1100 03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EHICLE, PASSENGER/TRUCK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NKNOWN FIREARM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5" calcext:value-type="float">
            <text:p>745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300 <text:s text:c="3"/>WITMER <text:s text:c="22"/>ST</text:p>
          </table:table-cell>
          <table:table-cell/>
          <table:table-cell office:value-type="string" calcext:value-type="string">
            <text:p>(34.0591, -118.2635)</text:p>
          </table:table-cell>
        </table:table-row>
        <table:table-row table:style-name="ro2">
          <table:table-cell office:value-type="float" office:value="120200684" calcext:value-type="float">
            <text:p>120200684</text:p>
          </table:table-cell>
          <table:table-cell table:number-columns-repeated="2" office:value-type="string" calcext:value-type="string">
            <text:p>11/4/2012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1" calcext:value-type="float">
            <text:p>2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0344 16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KING LOT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office:value-type="string" calcext:value-type="string">
            <text:p>500 N <text:s/>MARIPOSA <text:s text:c="20"/>AV</text:p>
          </table:table-cell>
          <table:table-cell/>
          <table:table-cell office:value-type="string" calcext:value-type="string">
            <text:p>(34.079, -118.2992)</text:p>
          </table:table-cell>
        </table:table-row>
        <table:table-row table:style-name="ro2">
          <table:table-cell office:value-type="float" office:value="120200685" calcext:value-type="float">
            <text:p>120200685</text:p>
          </table:table-cell>
          <table:table-cell office:value-type="string" calcext:value-type="string">
            <text:p>11/5/2012</text:p>
          </table:table-cell>
          <table:table-cell office:value-type="string" calcext:value-type="string">
            <text:p>11/4/2012</text:p>
          </table:table-cell>
          <table:table-cell office:value-type="float" office:value="1610" calcext:value-type="float">
            <text:p>1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5" calcext:value-type="float">
            <text:p>2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IMINAL HOMICIDE</text:p>
          </table:table-cell>
          <table:table-cell office:value-type="string" calcext:value-type="string">
            <text:p>0411 0305 14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NIFE WITH BLADE 6INCHES OR LES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110" calcext:value-type="float">
            <text:p>1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WILSHIRE <text:s text:c="20"/>BL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(34.0597, -118.2795)</text:p>
          </table:table-cell>
        </table:table-row>
        <table:table-row table:style-name="ro2">
          <table:table-cell office:value-type="float" office:value="120200686" calcext:value-type="float">
            <text:p>120200686</text:p>
          </table:table-cell>
          <table:table-cell office:value-type="string" calcext:value-type="string">
            <text:p>11/5/2012</text:p>
          </table:table-cell>
          <table:table-cell office:value-type="string" calcext:value-type="string">
            <text:p>11/4/2012</text:p>
          </table:table-cell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IMINAL HOMICIDE</text:p>
          </table:table-cell>
          <table:table-cell office:value-type="string" calcext:value-type="string">
            <text:p>1100 1300 1407 0906 0450 0430 03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AND GU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110" calcext:value-type="float">
            <text:p>1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3000 <text:s text:c="3"/>BEVERLY <text:s text:c="21"/>BL</text:p>
          </table:table-cell>
          <table:table-cell/>
          <table:table-cell office:value-type="string" calcext:value-type="string">
            <text:p>(34.0714, -118.2813)</text:p>
          </table:table-cell>
        </table:table-row>
        <table:table-row table:style-name="ro2">
          <table:table-cell office:value-type="float" office:value="120200687" calcext:value-type="float">
            <text:p>120200687</text:p>
          </table:table-cell>
          <table:table-cell table:number-columns-repeated="2" office:value-type="string" calcext:value-type="string">
            <text:p>11/4/2012</text:p>
          </table:table-cell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906 0430 1309 1313 03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MI-AUTOMATIC PISTOL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string" calcext:value-type="string">
            <text:p>3000 <text:s text:c="3"/>BEVERLY <text:s text:c="21"/>BL</text:p>
          </table:table-cell>
          <table:table-cell/>
          <table:table-cell office:value-type="string" calcext:value-type="string">
            <text:p>(34.0714, -118.2813)</text:p>
          </table:table-cell>
        </table:table-row>
        <table:table-row table:style-name="ro2">
          <table:table-cell office:value-type="float" office:value="120200691" calcext:value-type="float">
            <text:p>120200691</text:p>
          </table:table-cell>
          <table:table-cell table:number-columns-repeated="2" office:value-type="string" calcext:value-type="string">
            <text:p>11/9/2012</text:p>
          </table:table-cell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5" calcext:value-type="float">
            <text:p>24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ESISTING ARREST</text:p>
          </table:table-cell>
          <table:table-cell office:value-type="string" calcext:value-type="string">
            <text:p>0400 12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K/PLAYGROUN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37" calcext:value-type="float">
            <text:p>437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2200 W <text:s/>6TH <text:s text:c="25"/>ST</text:p>
          </table:table-cell>
          <table:table-cell/>
          <table:table-cell office:value-type="string" calcext:value-type="string">
            <text:p>(34.0601, -118.2761)</text:p>
          </table:table-cell>
        </table:table-row>
        <table:table-row table:style-name="ro2">
          <table:table-cell office:value-type="float" office:value="120200696" calcext:value-type="float">
            <text:p>120200696</text:p>
          </table:table-cell>
          <table:table-cell table:style-name="Default" office:value-type="string" calcext:value-type="string">
            <text:p>11/15/2012</text:p>
          </table:table-cell>
          <table:table-cell table:style-name="Default" office:value-type="string" calcext:value-type="string">
            <text:p>11/13/2012</text:p>
          </table:table-cell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9" calcext:value-type="float">
            <text:p>24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HEFT PLAIN - PETTY ($950 &amp; UNDER)</text:p>
          </table:table-cell>
          <table:table-cell office:value-type="float" office:value="344" calcext:value-type="float">
            <text:p>3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OFFICE BUILDING/OFFICE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300 S <text:s/>BEAUDRY <text:s text:c="21"/>AV</text:p>
          </table:table-cell>
          <table:table-cell/>
          <table:table-cell office:value-type="string" calcext:value-type="string">
            <text:p>(34.0565, -118.2566)</text:p>
          </table:table-cell>
        </table:table-row>
        <table:table-row table:style-name="ro2">
          <table:table-cell office:value-type="float" office:value="120200699" calcext:value-type="float">
            <text:p>120200699</text:p>
          </table:table-cell>
          <table:table-cell table:number-columns-repeated="2" table:style-name="Default" office:value-type="string" calcext:value-type="string">
            <text:p>11/16/2012</text:p>
          </table:table-cell>
          <table:table-cell office:value-type="float" office:value="2105" calcext:value-type="float">
            <text:p>2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99" calcext:value-type="float">
            <text:p>29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IMINAL HOMICIDE</text:p>
          </table:table-cell>
          <table:table-cell office:value-type="string" calcext:value-type="string">
            <text:p>1407 1100 1402 0906 0450 04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K/PLAYGROUN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AND GU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110" calcext:value-type="float">
            <text:p>1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7TH <text:s text:c="24"/>ST</text:p>
          </table:table-cell>
          <table:table-cell office:value-type="string" calcext:value-type="string">
            <text:p>UNION <text:s text:c="23"/>AV</text:p>
          </table:table-cell>
          <table:table-cell office:value-type="string" calcext:value-type="string">
            <text:p>(34.0406, -118.2798)</text:p>
          </table:table-cell>
        </table:table-row>
        <table:table-row table:style-name="ro2">
          <table:table-cell office:value-type="float" office:value="120200701" calcext:value-type="float">
            <text:p>120200701</text:p>
          </table:table-cell>
          <table:table-cell table:number-columns-repeated="2" table:style-name="Default" office:value-type="string" calcext:value-type="string">
            <text:p>11/17/2012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5" calcext:value-type="float">
            <text:p>2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416 0334 0603 0361 1402 04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OLDING KNIF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700 S <text:s/>WESTLAKE <text:s text:c="20"/>AV</text:p>
          </table:table-cell>
          <table:table-cell/>
          <table:table-cell office:value-type="string" calcext:value-type="string">
            <text:p>(34.0559, -118.2756)</text:p>
          </table:table-cell>
        </table:table-row>
        <table:table-row table:style-name="ro2">
          <table:table-cell office:value-type="float" office:value="120200702" calcext:value-type="float">
            <text:p>120200702</text:p>
          </table:table-cell>
          <table:table-cell table:number-columns-repeated="2" table:style-name="Default" office:value-type="string" calcext:value-type="string">
            <text:p>11/17/201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91" calcext:value-type="float">
            <text:p>29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URGLARY</text:p>
          </table:table-cell>
          <table:table-cell office:value-type="string" calcext:value-type="string">
            <text:p>0358 1607 1402 0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STAURANT/FAST FOOD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10" calcext:value-type="float">
            <text:p>3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2000 W <text:s/>PICO <text:s text:c="24"/>BL</text:p>
          </table:table-cell>
          <table:table-cell/>
          <table:table-cell office:value-type="string" calcext:value-type="string">
            <text:p>(34.0467, -118.2814)</text:p>
          </table:table-cell>
        </table:table-row>
        <table:table-row table:style-name="ro2">
          <table:table-cell office:value-type="float" office:value="120200703" calcext:value-type="float">
            <text:p>120200703</text:p>
          </table:table-cell>
          <table:table-cell table:number-columns-repeated="2" table:style-name="Default" office:value-type="string" calcext:value-type="string">
            <text:p>11/19/201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75" calcext:value-type="float">
            <text:p>27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HILD ABUSE (PHYSICAL) - SIMPLE ASSAULT</text:p>
          </table:table-cell>
          <table:table-cell office:value-type="string" calcext:value-type="string">
            <text:p>0448 0553 0447 125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string" calcext:value-type="string">
            <text:p>1000 S <text:s/>UNION <text:s text:c="23"/>AV</text:p>
          </table:table-cell>
          <table:table-cell/>
          <table:table-cell office:value-type="string" calcext:value-type="string">
            <text:p>(34.0492, -118.2742)</text:p>
          </table:table-cell>
        </table:table-row>
        <table:table-row table:style-name="ro2">
          <table:table-cell office:value-type="float" office:value="120200705" calcext:value-type="float">
            <text:p>120200705</text:p>
          </table:table-cell>
          <table:table-cell table:number-columns-repeated="2" table:style-name="Default" office:value-type="string" calcext:value-type="string">
            <text:p>11/23/2012</text:p>
          </table:table-cell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5" calcext:value-type="float">
            <text:p>26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TTEMPTED ROBBERY</text:p>
          </table:table-cell>
          <table:table-cell office:value-type="string" calcext:value-type="string">
            <text:p>0344 0337 0432 1300 1402 04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ACE/PEPPER SPRAY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20" calcext:value-type="float">
            <text:p>22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700 S <text:s/>WESTLAKE <text:s text:c="20"/>AV</text:p>
          </table:table-cell>
          <table:table-cell/>
          <table:table-cell office:value-type="string" calcext:value-type="string">
            <text:p>(34.0559, -118.2756)</text:p>
          </table:table-cell>
        </table:table-row>
        <table:table-row table:style-name="ro2">
          <table:table-cell office:value-type="float" office:value="120200706" calcext:value-type="float">
            <text:p>120200706</text:p>
          </table:table-cell>
          <table:table-cell table:number-columns-repeated="2" table:style-name="Default" office:value-type="string" calcext:value-type="string">
            <text:p>11/23/2012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1" calcext:value-type="float">
            <text:p>201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DOCUMENT FORGERY / STOLEN FELONY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THER BUSINESS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649" calcext:value-type="float">
            <text:p>649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4500 <text:s text:c="3"/>MELROSE <text:s text:c="21"/>AV</text:p>
          </table:table-cell>
          <table:table-cell/>
          <table:table-cell office:value-type="string" calcext:value-type="string">
            <text:p>(34.0836, -118.2978)</text:p>
          </table:table-cell>
        </table:table-row>
        <table:table-row table:style-name="ro2">
          <table:table-cell office:value-type="float" office:value="120200710" calcext:value-type="float">
            <text:p>120200710</text:p>
          </table:table-cell>
          <table:table-cell table:style-name="Default" office:value-type="string" calcext:value-type="string">
            <text:p>11/25/2012</text:p>
          </table:table-cell>
          <table:table-cell table:style-name="Default" office:value-type="string" calcext:value-type="string">
            <text:p>11/24/2012</text:p>
          </table:table-cell>
          <table:table-cell office:value-type="float" office:value="1515" calcext:value-type="float">
            <text:p>1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47" calcext:value-type="float">
            <text:p>24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TTEMPTED ROBBERY</text:p>
          </table:table-cell>
          <table:table-cell office:value-type="string" calcext:value-type="string">
            <text:p>0906 0342 0337 0429 1402 0416 1019 0432 0417 03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NIFE WITH BLADE 6INCHES OR LES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20" calcext:value-type="float">
            <text:p>22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BURLINGTON <text:s text:c="18"/>AV</text:p>
          </table:table-cell>
          <table:table-cell office:value-type="string" calcext:value-type="string">
            <text:p>6TH <text:s text:c="25"/>ST</text:p>
          </table:table-cell>
          <table:table-cell office:value-type="string" calcext:value-type="string">
            <text:p>(34.0579, -118.2711)</text:p>
          </table:table-cell>
        </table:table-row>
        <table:table-row table:style-name="ro2">
          <table:table-cell office:value-type="float" office:value="120200712" calcext:value-type="float">
            <text:p>120200712</text:p>
          </table:table-cell>
          <table:table-cell table:number-columns-repeated="2" table:style-name="Default" office:value-type="string" calcext:value-type="string">
            <text:p>11/26/2012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04" calcext:value-type="float">
            <text:p>20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HOPLIFTING - PETTY THEFT ($950 &amp; UNDER)</text:p>
          </table:table-cell>
          <table:table-cell office:value-type="string" calcext:value-type="string">
            <text:p>0104 0325 1822 1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OTHER STORE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442" calcext:value-type="float">
            <text:p>442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3600 W <text:s/>SUNSET <text:s text:c="22"/>BL</text:p>
          </table:table-cell>
          <table:table-cell/>
          <table:table-cell office:value-type="string" calcext:value-type="string">
            <text:p>(34.0897, -118.2769)</text:p>
          </table:table-cell>
        </table:table-row>
        <table:table-row table:style-name="ro2">
          <table:table-cell office:value-type="float" office:value="120200715" calcext:value-type="float">
            <text:p>120200715</text:p>
          </table:table-cell>
          <table:table-cell office:value-type="string" calcext:value-type="string">
            <text:p>12/1/2012</text:p>
          </table:table-cell>
          <table:table-cell table:style-name="Default" office:value-type="string" calcext:value-type="string">
            <text:p>11/30/2012</text:p>
          </table:table-cell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1" calcext:value-type="float">
            <text:p>2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URGLARY FROM VEHICLE</text:p>
          </table:table-cell>
          <table:table-cell office:value-type="float" office:value="344" calcext:value-type="float">
            <text:p>3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GARAGE/CARPOR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500 N <text:s/>KENMORE <text:s text:c="21"/>AV</text:p>
          </table:table-cell>
          <table:table-cell/>
          <table:table-cell office:value-type="string" calcext:value-type="string">
            <text:p>(34.079, -118.2967)</text:p>
          </table:table-cell>
        </table:table-row>
        <table:table-row table:style-name="ro2">
          <table:table-cell office:value-type="float" office:value="120200716" calcext:value-type="float">
            <text:p>120200716</text:p>
          </table:table-cell>
          <table:table-cell table:number-columns-repeated="2" office:value-type="string" calcext:value-type="string">
            <text:p>12/1/2012</text:p>
          </table:table-cell>
          <table:table-cell office:value-type="float" office:value="2340" calcext:value-type="float">
            <text:p>2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5" calcext:value-type="float">
            <text:p>2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445 0432 0319 0334 0369 14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ELT FLAILING INSTRUMENT/CHAI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700 S <text:s/>BONNIE BRAE <text:s text:c="17"/>ST</text:p>
          </table:table-cell>
          <table:table-cell/>
          <table:table-cell office:value-type="string" calcext:value-type="string">
            <text:p>(34.0554, -118.2745)</text:p>
          </table:table-cell>
        </table:table-row>
        <table:table-row table:style-name="ro2">
          <table:table-cell office:value-type="float" office:value="120200717" calcext:value-type="float">
            <text:p>120200717</text:p>
          </table:table-cell>
          <table:table-cell office:value-type="string" calcext:value-type="string">
            <text:p>12/4/2012</text:p>
          </table:table-cell>
          <table:table-cell office:value-type="string" calcext:value-type="string">
            <text:p>12/3/2012</text:p>
          </table:table-cell>
          <table:table-cell office:value-type="float" office:value="1810" calcext:value-type="float">
            <text:p>1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81" calcext:value-type="float">
            <text:p>28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string" calcext:value-type="string">
            <text:p>0906 1414 0311 1236 0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0" calcext:value-type="float">
            <text:p>7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1200 S <text:s/>LAKE <text:s text:c="24"/>ST</text:p>
          </table:table-cell>
          <table:table-cell/>
          <table:table-cell office:value-type="string" calcext:value-type="string">
            <text:p>(34.0493, -118.2828)</text:p>
          </table:table-cell>
        </table:table-row>
        <table:table-row table:style-name="ro2">
          <table:table-cell office:value-type="float" office:value="120200718" calcext:value-type="float">
            <text:p>120200718</text:p>
          </table:table-cell>
          <table:table-cell office:value-type="string" calcext:value-type="string">
            <text:p>12/5/2012</text:p>
          </table:table-cell>
          <table:table-cell office:value-type="string" calcext:value-type="string">
            <text:p>12/4/2012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7" calcext:value-type="float">
            <text:p>23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HILD ABUSE (PHYSICAL) - SIMPLE ASSAULT</text:p>
          </table:table-cell>
          <table:table-cell office:value-type="string" calcext:value-type="string">
            <text:p>1251 1259 0552 0554 0416 1414 04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string" calcext:value-type="string">
            <text:p>GLENDALE <text:s text:c="20"/>BL</text:p>
          </table:table-cell>
          <table:table-cell office:value-type="string" calcext:value-type="string">
            <text:p>TEMPLE <text:s text:c="22"/>ST</text:p>
          </table:table-cell>
          <table:table-cell office:value-type="string" calcext:value-type="string">
            <text:p>(34.0682, -118.2609)</text:p>
          </table:table-cell>
        </table:table-row>
        <table:table-row table:style-name="ro2">
          <table:table-cell office:value-type="float" office:value="120200720" calcext:value-type="float">
            <text:p>120200720</text:p>
          </table:table-cell>
          <table:table-cell office:value-type="string" calcext:value-type="string">
            <text:p>12/6/2012</text:p>
          </table:table-cell>
          <table:table-cell office:value-type="string" calcext:value-type="string">
            <text:p>12/5/201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51" calcext:value-type="float">
            <text:p>251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DISTURBING THE PEACE</text:p>
          </table:table-cell>
          <table:table-cell office:value-type="string" calcext:value-type="string">
            <text:p>0319 036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886" calcext:value-type="float">
            <text:p>886</text:p>
          </table:table-cell>
          <table:table-cell table:number-columns-repeated="3"/>
          <table:table-cell office:value-type="string" calcext:value-type="string">
            <text:p>600 S <text:s/>RAMPART <text:s text:c="21"/>BL</text:p>
          </table:table-cell>
          <table:table-cell/>
          <table:table-cell office:value-type="string" calcext:value-type="string">
            <text:p>(34.0624, -118.2813)</text:p>
          </table:table-cell>
        </table:table-row>
        <table:table-row table:style-name="ro2">
          <table:table-cell office:value-type="float" office:value="120200723" calcext:value-type="float">
            <text:p>120200723</text:p>
          </table:table-cell>
          <table:table-cell table:number-columns-repeated="2" office:value-type="string" calcext:value-type="string">
            <text:p>12/11/2012</text:p>
          </table:table-cell>
          <table:table-cell office:value-type="float" office:value="1645" calcext:value-type="float">
            <text:p>1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21" calcext:value-type="float">
            <text:p>22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TRESPASSING</text:p>
          </table:table-cell>
          <table:table-cell office:value-type="string" calcext:value-type="string">
            <text:p>0329 14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GARAGE/CARPORT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888" calcext:value-type="float">
            <text:p>888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ALEXANDRIA <text:s text:c="18"/>PL</text:p>
          </table:table-cell>
          <table:table-cell office:value-type="string" calcext:value-type="string">
            <text:p>ALEXANDRIA <text:s text:c="18"/>AV</text:p>
          </table:table-cell>
          <table:table-cell office:value-type="string" calcext:value-type="string">
            <text:p>(34.0784, -118.2969)</text:p>
          </table:table-cell>
        </table:table-row>
        <table:table-row table:style-name="ro2">
          <table:table-cell office:value-type="float" office:value="120200724" calcext:value-type="float">
            <text:p>120200724</text:p>
          </table:table-cell>
          <table:table-cell table:number-columns-repeated="2" office:value-type="string" calcext:value-type="string">
            <text:p>12/12/2012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5" calcext:value-type="float">
            <text:p>2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SSAULT WITH DEADLY WEAPON, AGGRAVATED ASSAULT</text:p>
          </table:table-cell>
          <table:table-cell office:value-type="string" calcext:value-type="string">
            <text:p>0411 0334 1822 14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OLDING KNIFE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230" calcext:value-type="float">
            <text:p>23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8TH <text:s text:c="25"/>ST</text:p>
          </table:table-cell>
          <table:table-cell office:value-type="string" calcext:value-type="string">
            <text:p>ALVARADO <text:s text:c="20"/>ST</text:p>
          </table:table-cell>
          <table:table-cell office:value-type="string" calcext:value-type="string">
            <text:p>(34.0549, -118.2778)</text:p>
          </table:table-cell>
        </table:table-row>
        <table:table-row table:style-name="ro2">
          <table:table-cell office:value-type="float" office:value="120200728" calcext:value-type="float">
            <text:p>120200728</text:p>
          </table:table-cell>
          <table:table-cell table:style-name="Default" office:value-type="string" calcext:value-type="string">
            <text:p>12/16/2012</text:p>
          </table:table-cell>
          <table:table-cell office:value-type="string" calcext:value-type="string">
            <text:p>8/1/201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5" calcext:value-type="float">
            <text:p>26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APE, FORCIBLE</text:p>
          </table:table-cell>
          <table:table-cell office:value-type="string" calcext:value-type="string">
            <text:p>0432 0421 0422 0522 0400 0545 0519 0542 1206 18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VERBAL THRE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ult Other</text:p>
          </table:table-cell>
          <table:table-cell office:value-type="float" office:value="121" calcext:value-type="float">
            <text:p>121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800 S <text:s/>BONNIE BRAE <text:s text:c="17"/>ST</text:p>
          </table:table-cell>
          <table:table-cell/>
          <table:table-cell office:value-type="string" calcext:value-type="string">
            <text:p>(34.0539, -118.2756)</text:p>
          </table:table-cell>
        </table:table-row>
        <table:table-row table:style-name="ro2">
          <table:table-cell office:value-type="float" office:value="120200729" calcext:value-type="float">
            <text:p>120200729</text:p>
          </table:table-cell>
          <table:table-cell table:style-name="Default" office:value-type="string" calcext:value-type="string">
            <text:p>12/16/2012</text:p>
          </table:table-cell>
          <table:table-cell office:value-type="string" calcext:value-type="string">
            <text:p>12/7/2012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5" calcext:value-type="float">
            <text:p>26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APE, FORCIBLE</text:p>
          </table:table-cell>
          <table:table-cell office:value-type="string" calcext:value-type="string">
            <text:p>0527 0432 1251 0538 0913 0519 0526 1258 18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121" calcext:value-type="float">
            <text:p>121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700 S <text:s/>LAKE <text:s text:c="24"/>ST</text:p>
          </table:table-cell>
          <table:table-cell/>
          <table:table-cell office:value-type="string" calcext:value-type="string">
            <text:p>(34.057, -118.2779)</text:p>
          </table:table-cell>
        </table:table-row>
        <table:table-row table:style-name="ro2">
          <table:table-cell office:value-type="float" office:value="120200730" calcext:value-type="float">
            <text:p>120200730</text:p>
          </table:table-cell>
          <table:table-cell table:number-columns-repeated="2" table:style-name="Default" office:value-type="string" calcext:value-type="string">
            <text:p>12/17/2012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75" calcext:value-type="float">
            <text:p>27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BBERY</text:p>
          </table:table-cell>
          <table:table-cell office:value-type="string" calcext:value-type="string">
            <text:p>0431 0305 1402 0344 03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IDEWA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210" calcext:value-type="float">
            <text:p>2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WESTLAKE</text:p>
          </table:table-cell>
          <table:table-cell office:value-type="string" calcext:value-type="string">
            <text:p>OLYMPIC</text:p>
          </table:table-cell>
          <table:table-cell office:value-type="string" calcext:value-type="string">
            <text:p>(34.0512, -118.2787)</text:p>
          </table:table-cell>
        </table:table-row>
        <table:table-row table:style-name="ro2">
          <table:table-cell office:value-type="float" office:value="120200732" calcext:value-type="float">
            <text:p>120200732</text:p>
          </table:table-cell>
          <table:table-cell table:style-name="Default" office:value-type="string" calcext:value-type="string">
            <text:p>12/19/2012</text:p>
          </table:table-cell>
          <table:table-cell table:style-name="Default" office:value-type="string" calcext:value-type="string">
            <text:p>12/18/201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1" calcext:value-type="float">
            <text:p>21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ANDALISM - FELONY ($400 &amp; OVER, ALL CHURCH VANDALISMS) 0114</text:p>
          </table:table-cell>
          <table:table-cell office:value-type="string" calcext:value-type="string">
            <text:p>1414 0329 14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EHICLE, PASSENGER/TRUCK</text:p>
          </table:table-cell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740" calcext:value-type="float">
            <text:p>74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CLINTON</text:p>
          </table:table-cell>
          <table:table-cell office:value-type="string" calcext:value-type="string">
            <text:p>HELIOTROPE</text:p>
          </table:table-cell>
          <table:table-cell office:value-type="string" calcext:value-type="string">
            <text:p>(34.0822, -118.2953)</text:p>
          </table:table-cell>
        </table:table-row>
        <table:table-row table:style-name="ro2">
          <table:table-cell office:value-type="float" office:value="120200737" calcext:value-type="float">
            <text:p>120200737</text:p>
          </table:table-cell>
          <table:table-cell table:number-columns-repeated="2" table:style-name="Default" office:value-type="string" calcext:value-type="string">
            <text:p>12/26/2012</text:p>
          </table:table-cell>
          <table:table-cell office:value-type="float" office:value="1445" calcext:value-type="float">
            <text:p>1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11" calcext:value-type="float">
            <text:p>2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URGLARY FROM VEHICLE, ATTEMPTED</text:p>
          </table:table-cell>
          <table:table-cell office:value-type="string" calcext:value-type="string">
            <text:p>1601 1402 03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410" calcext:value-type="float">
            <text:p>410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500 N <text:s/>MARIPOSA <text:s text:c="20"/>AV</text:p>
          </table:table-cell>
          <table:table-cell/>
          <table:table-cell office:value-type="string" calcext:value-type="string">
            <text:p>(34.079, -118.2992)</text:p>
          </table:table-cell>
        </table:table-row>
        <table:table-row table:style-name="ro2">
          <table:table-cell office:value-type="float" office:value="120200741" calcext:value-type="float">
            <text:p>120200741</text:p>
          </table:table-cell>
          <table:table-cell table:number-columns-repeated="2" table:style-name="Default" office:value-type="string" calcext:value-type="string">
            <text:p>12/30/2012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69" calcext:value-type="float">
            <text:p>26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APE, FORCIBLE</text:p>
          </table:table-cell>
          <table:table-cell office:value-type="string" calcext:value-type="string">
            <text:p>0527 1238 0537 1814 1402 1409 05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LTI-UNIT DWELLING (APARTMENT, DUPLEX, ET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ONG-ARM (HANDS, FIST, FEET OR BODILY FORCE)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vest Cont</text:p>
          </table:table-cell>
          <table:table-cell office:value-type="float" office:value="121" calcext:value-type="float">
            <text:p>121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700 <text:s text:c="3"/>GARLAND <text:s text:c="21"/>AV</text:p>
          </table:table-cell>
          <table:table-cell/>
          <table:table-cell office:value-type="string" calcext:value-type="string">
            <text:p>(34.0517, -118.2663)</text:p>
          </table:table-cell>
        </table:table-row>
        <table:table-row table:style-name="ro2">
          <table:table-cell office:value-type="float" office:value="120200742" calcext:value-type="float">
            <text:p>120200742</text:p>
          </table:table-cell>
          <table:table-cell table:number-columns-repeated="2" table:style-name="Default" office:value-type="string" calcext:value-type="string">
            <text:p>12/31/2012</text:p>
          </table:table-cell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part</text:p>
          </table:table-cell>
          <table:table-cell office:value-type="float" office:value="233" calcext:value-type="float">
            <text:p>23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TTEMPTED ROBBERY</text:p>
          </table:table-cell>
          <table:table-cell office:value-type="string" calcext:value-type="string">
            <text:p>0344 0416 0352 03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E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 WEAPON/OTHER WEAP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ult Arrest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BEVERLY <text:s text:c="21"/>BL</text:p>
          </table:table-cell>
          <table:table-cell office:value-type="string" calcext:value-type="string">
            <text:p>OCCIDENTAL <text:s text:c="18"/>BL</text:p>
          </table:table-cell>
          <table:table-cell office:value-type="string" calcext:value-type="string">
            <text:p>(34.0707, -118.2795)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Male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table:number-columns-repeated="7"/>
          <table:table-cell office:value-type="string" calcext:value-type="string">
            <text:p>Adult Arrest</text:p>
          </table:table-cell>
          <table:table-cell office:value-type="string" calcext:value-type="string">
            <text:p>Adult Other</text:p>
          </table:table-cell>
          <table:table-cell office:value-type="string" calcext:value-type="string">
            <text:p>Investigation Continued</text:p>
          </table:table-cell>
          <table:table-cell office:value-type="string" calcext:value-type="string">
            <text:p>Juvenile Arrest</text:p>
          </table:table-cell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/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2"/>
          <table:table-cell/>
          <table:table-cell table:formula="of:=118/200*100" office:value-type="float" office:value="59" calcext:value-type="float">
            <text:p>59</text:p>
          </table:table-cell>
          <table:table-cell table:formula="of:=70/2" office:value-type="float" office:value="35" calcext:value-type="float">
            <text:p>35</text:p>
          </table:table-cell>
          <table:table-cell table:formula="of:=12/2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Age</text:p>
          </table:table-cell>
          <table:table-cell office:value-type="string" calcext:value-type="string">
            <text:p>No. of Criminals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0-10</text:p>
          </table:table-cell>
          <table:table-cell office:value-type="float" office:value="1.08" calcext:value-type="float">
            <text:p>1.08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10-20</text:p>
          </table:table-cell>
          <table:table-cell office:value-type="float" office:value="19.56" calcext:value-type="float">
            <text:p>19.56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20-30</text:p>
          </table:table-cell>
          <table:table-cell office:value-type="float" office:value="28.8" calcext:value-type="float">
            <text:p>28.8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30-40</text:p>
          </table:table-cell>
          <table:table-cell office:value-type="float" office:value="17.39" calcext:value-type="float">
            <text:p>17.39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40-50</text:p>
          </table:table-cell>
          <table:table-cell office:value-type="float" office:value="18.47" calcext:value-type="float">
            <text:p>18.47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50-60</text:p>
          </table:table-cell>
          <table:table-cell office:value-type="float" office:value="11.41" calcext:value-type="float">
            <text:p>11.41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60-70</text:p>
          </table:table-cell>
          <table:table-cell office:value-type="float" office:value="1.63" calcext:value-type="float">
            <text:p>1.63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70-80</text:p>
          </table:table-cell>
          <table:table-cell office:value-type="float" office:value="0.54" calcext:value-type="float">
            <text:p>0.54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5"/>
          <table:table-cell office:value-type="string" calcext:value-type="string">
            <text:p>80-90</text:p>
          </table:table-cell>
          <table:table-cell office:value-type="float" office:value="1.08" calcext:value-type="float">
            <text:p>1.08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16"/>
          <table:table-cell table:formula="of:=SUM([.T209:.T217])" office:value-type="float" office:value="99.96" calcext:value-type="float">
            <text:p>99.9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K1:Sheet1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09:27:16.853416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3:44:04.545947379</meta:creation-date>
    <dc:date>2018-10-22T13:03:22.715433813</dc:date>
    <meta:editing-duration>PT1H36M30S</meta:editing-duration>
    <meta:editing-cycles>9</meta:editing-cycles>
    <meta:generator>LibreOffice/6.0.6.2$Linux_X86_64 LibreOffice_project/00m0$Build-2</meta:generator>
    <meta:document-statistic meta:table-count="1" meta:cell-count="43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angle-offset="75" chart:series-source="rows" chart:right-angled-axes="true" chart:data-label-number="percentage" chart:data-label-text="false" chart:data-label-symbol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000000" loext:label-stroke="none" loext:label-stroke-opacity="55%" chart:link-data-style-to-source="true" chart:data-label-number="percentage" chart:data-label-text="false" chart:data-label-symbol="true" chart:label-position="avoid-overlap"/>
      <style:graphic-properties draw:stroke="none" draw:fill-color="#004586" dr3d:edge-rounding="5%"/>
      <style:text-properties fo:font-family="LKLUG" style:font-style-name="Bold" fo:font-size="10pt" fo:font-weight="bold" style:font-size-asian="10pt" style:font-size-complex="10pt" style:text-overline-style="solid" style:text-overline-width="auto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03cm" svg:height="8.214cm" xlink:href=".." xlink:type="simple" chart:class="chart:circle" chart:style-name="ch1">
        <chart:title svg:x="5.247cm" svg:y="0.3cm" chart:style-name="ch2">
          <text:p>Criminals Sex Ratio</text:p>
        </chart:title>
        <chart:legend chart:legend-position="end" svg:x="12.446cm" svg:y="3.31cm" style:legend-expansion="high" chart:style-name="ch3"/>
        <chart:plot-area chart:style-name="ch4" table:cell-range-address="Sheet1.E203:Sheet1.G203 Sheet1.E206:Sheet1.G206" chart:data-source-has-labels="row" svg:x="0.292cm" svg:y="1.243cm" svg:width="11.862cm" svg:height="6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55cm" svg:y="1.243cm" svg:width="11.345cm" svg:height="6.80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E203:Sheet1.G20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E206:Sheet1.G206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</text:p>
                <draw:g>
                  <svg:desc>Sheet1.E203:Sheet1.G203</svg:desc>
                </draw:g>
              </table:table-cell>
              <table:table-cell office:value-type="string">
                <text:p>Female</text:p>
              </table:table-cell>
              <table:table-cell office:value-type="string">
                <text:p>Unknown</text:p>
              </table:table-cell>
            </table:table-row>
          </table:table-header-rows>
          <table:table-rows>
            <table:table-row>
              <table:table-cell office:value-type="string">
                <text:p>Row 206</text:p>
                <draw:g>
                  <svg:desc/>
                </draw:g>
              </table:table-cell>
              <table:table-cell office:value-type="float" office:value="59">
                <text:p>59</text:p>
                <draw:g>
                  <svg:desc>Sheet1.E206:Sheet1.G20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family="'Ubuntu Mono'" style:font-style-name="Bold Italic" style:font-pitch="fixed" fo:font-size="12pt" fo:font-weight="bold" style:font-size-asian="10pt" style:font-size-complex="10pt" style:text-overline-style="solid" style:text-overline-width="auto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circle" chart:style-name="ch1">
        <chart:title svg:x="6.634cm" svg:y="0.316cm" chart:style-name="ch2">
          <text:p>Case Status </text:p>
        </chart:title>
        <chart:legend chart:legend-position="end" svg:x="11.648cm" svg:y="3.456cm" style:legend-expansion="high" chart:style-name="ch3"/>
        <chart:plot-area chart:style-name="ch4" table:cell-range-address="Sheet1.O203:Sheet1.R204" chart:data-source-has-labels="row" svg:x="1.027cm" svg:y="1.646cm" svg:width="8.952cm" svg:height="6.784cm" dr3d:transform="matrix (0.997564050259824 0.0557099969877397 0.0419804938613248 -7.14706072102445E-016 0.601815023152048 -0.798635510047293 -0.0697564737441243 0.796690074084098 0.600349032002767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1.824cm" svg:width="11.007cm" svg:height="6.606cm"/>
          <dr3d:light dr3d:diffuse-color="#808080" dr3d:direction="(0 0 1)" dr3d:enabled="false" dr3d:specular="true"/>
          <dr3d:light dr3d:diffuse-color="#b3b3b3" dr3d:direction="(0.541364961028157 0.554237574166053 0.692636044653692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O203:Sheet1.R20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O204:Sheet1.R20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ult Arrest</text:p>
                <draw:g>
                  <svg:desc>Sheet1.O203:Sheet1.R203</svg:desc>
                </draw:g>
              </table:table-cell>
              <table:table-cell office:value-type="string">
                <text:p>Adult Other</text:p>
              </table:table-cell>
              <table:table-cell office:value-type="string">
                <text:p>Investigation Continued</text:p>
              </table:table-cell>
              <table:table-cell office:value-type="string">
                <text:p>Juvenile Arrest</text:p>
              </table:table-cell>
            </table:table-row>
          </table:table-header-rows>
          <table:table-rows>
            <table:table-row>
              <table:table-cell office:value-type="string">
                <text:p>Row 204</text:p>
                <draw:g>
                  <svg:desc/>
                </draw:g>
              </table:table-cell>
              <table:table-cell office:value-type="float" office:value="49">
                <text:p>49</text:p>
                <draw:g>
                  <svg:desc>Sheet1.O204:Sheet1.R204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family="'DejaVu Serif'" style:font-style-name="Bold" style:font-family-generic="roman" fo:font-size="10.5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title svg:x="5.603cm" svg:y="0.316cm" chart:style-name="ch2">
          <text:p>Age Group of Criminals</text:p>
        </chart:title>
        <chart:legend chart:legend-position="end" svg:x="12.786cm" svg:y="4.203cm" style:legend-expansion="high" chart:style-name="ch3"/>
        <chart:plot-area chart:style-name="ch4" table:cell-range-address="Sheet1.S208:Sheet1.T217" chart:data-source-has-labels="both" svg:x="1.331cm" svg:y="1.275cm" svg:width="11.135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96cm" svg:y="1.275cm" svg:width="10.425cm" svg:height="5.9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51cm" svg:y="8.024cm" chart:style-name="ch6">
              <text:p>Age </text:p>
            </chart:title>
            <chart:categories table:cell-range-address="Sheet1.S209:Sheet1.S217"/>
          </chart:axis>
          <chart:axis chart:dimension="y" chart:name="primary-y" chart:style-name="ch7">
            <chart:title svg:x="0.451cm" svg:y="5.992cm" chart:style-name="ch8">
              <text:p>Percent of Criminal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T209:Sheet1.T217" chart:label-cell-address="Sheet1.T208:Sheet1.T208" chart:class="chart:bar">
            <chart:data-point chart:repeated="4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Criminals</text:p>
                <draw:g>
                  <svg:desc>Sheet1.T208:Sheet1.T2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0</text:p>
                <draw:g>
                  <svg:desc>Sheet1.S209:Sheet1.S217</svg:desc>
                </draw:g>
              </table:table-cell>
              <table:table-cell office:value-type="float" office:value="1.08">
                <text:p>1.08</text:p>
                <draw:g>
                  <svg:desc>Sheet1.T209:Sheet1.T217</svg:desc>
                </draw:g>
              </table:table-cell>
            </table:table-row>
            <table:table-row>
              <table:table-cell office:value-type="string">
                <text:p>10-20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20-30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0-40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40-50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string">
                <text:p>50-60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60-7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0-8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0-90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